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4" style:family="paragraph" style:parent-style-name="Text_20_body">
      <style:paragraph-properties fo:margin-left="0cm" fo:margin-right="0cm" fo:line-height="150%" fo:text-align="justify" style:justify-single-word="false" fo:text-indent="1.251cm" style:auto-text-indent="false"/>
    </style:style>
    <style:style style:name="P2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6" style:family="paragraph" style:parent-style-name="Text_20_body">
      <style:paragraph-properties fo:margin-left="0cm" fo:margin-right="0cm" fo:line-height="150%" fo:text-align="justify" style:justify-single-word="false" fo:text-indent="1.27cm" style:auto-text-indent="false"/>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8"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0"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2"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3" style:family="paragraph" style:parent-style-name="Footnote">
      <style:paragraph-properties fo:margin-left="0cm" fo:margin-right="0cm" fo:text-indent="0cm" style:auto-text-indent="false"/>
    </style:style>
    <style:style style:name="P34" style:family="paragraph" style:parent-style-name="Footnote">
      <style:paragraph-properties fo:margin-left="0cm" fo:margin-right="0cm" fo:text-indent="0cm" style:auto-text-indent="false"/>
      <style:text-properties officeooo:rsid="000c60bc" officeooo:paragraph-rsid="000c60bc"/>
    </style:style>
    <style:style style:name="P3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8" style:family="paragraph" style:parent-style-name="Normal">
      <style:text-properties fo:language="fr" fo:country="FR" officeooo:paragraph-rsid="000ff2f6"/>
    </style:style>
    <style:style style:name="P3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40" style:family="paragraph" style:parent-style-name="Footnote">
      <style:text-properties style:font-name="Liberation Serif"/>
    </style:style>
    <style:style style:name="P41" style:family="paragraph" style:parent-style-name="Footnote">
      <style:text-properties style:font-name="Liberation Serif" fo:language="fr" fo:country="FR"/>
    </style:style>
    <style:style style:name="P42" style:family="paragraph" style:parent-style-name="Footnote">
      <style:text-properties style:font-name="Liberation Serif" fo:language="fr" fo:country="FR" officeooo:rsid="0025e690" officeooo:paragraph-rsid="0025e690"/>
    </style:style>
    <style:style style:name="P43" style:family="paragraph" style:parent-style-name="Footnote">
      <style:text-properties style:font-name="Liberation Serif" fo:font-style="italic" officeooo:rsid="00295e05" officeooo:paragraph-rsid="00295e05" style:font-style-asian="italic" style:font-style-complex="italic"/>
    </style:style>
    <style:style style:name="P44" style:family="paragraph" style:parent-style-name="Footnote">
      <style:text-properties style:font-name="Liberation Serif" officeooo:rsid="00295e05" officeooo:paragraph-rsid="0029d3e8"/>
    </style:style>
    <style:style style:name="P45" style:family="paragraph" style:parent-style-name="Footnote">
      <style:text-properties style:font-name="Liberation Serif" officeooo:rsid="0037a1a0" officeooo:paragraph-rsid="0037a1a0"/>
    </style:style>
    <style:style style:name="P46" style:family="paragraph" style:parent-style-name="Footnote">
      <style:text-properties style:font-name="Liberation Serif" officeooo:rsid="00383cb1" officeooo:paragraph-rsid="003a2362"/>
    </style:style>
    <style:style style:name="P47" style:family="paragraph" style:parent-style-name="Footnote">
      <style:text-properties style:font-name="Liberation Serif" officeooo:rsid="00126878" officeooo:paragraph-rsid="00126878"/>
    </style:style>
    <style:style style:name="P48" style:family="paragraph" style:parent-style-name="Footnote">
      <style:text-properties officeooo:rsid="002dea7e" officeooo:paragraph-rsid="000ff2f6"/>
    </style:style>
    <style:style style:name="P49" style:family="paragraph" style:parent-style-name="Footnote">
      <style:text-properties officeooo:rsid="003a2362" officeooo:paragraph-rsid="003a2362"/>
    </style:style>
    <style:style style:name="P50" style:family="paragraph" style:parent-style-name="Footnote">
      <style:text-properties officeooo:rsid="003a2362" officeooo:paragraph-rsid="000ff2f6"/>
    </style:style>
    <style:style style:name="P51" style:family="paragraph" style:parent-style-name="Footnote">
      <style:text-properties officeooo:rsid="00113d2a" officeooo:paragraph-rsid="00113d2a"/>
    </style:style>
    <style:style style:name="P52" style:family="paragraph" style:parent-style-name="Footnote">
      <style:text-properties officeooo:rsid="00126878" officeooo:paragraph-rsid="00126878"/>
    </style:style>
    <style:style style:name="P53" style:family="paragraph" style:parent-style-name="Heading_20_3">
      <style:paragraph-properties fo:line-height="150%"/>
    </style:style>
    <style:style style:name="P54" style:family="paragraph" style:parent-style-name="Text_20_body" style:master-page-name="Standard">
      <style:paragraph-properties fo:line-height="150%" fo:text-align="justify" style:justify-single-word="false" fo:hyphenation-ladder-count="no-limit" style:page-number="auto" fo:break-before="page"/>
      <style:text-properties fo:hyphenate="true" fo:hyphenation-remain-char-count="2" fo:hyphenation-push-char-count="2"/>
    </style:style>
    <style:style style:name="P5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56" style:family="paragraph" style:parent-style-name="Text_20_body">
      <style:paragraph-properties fo:line-height="150%" fo:text-align="justify" style:justify-single-word="false"/>
      <style:text-properties officeooo:paragraph-rsid="00160211"/>
    </style:style>
    <style:style style:name="P5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58" style:family="paragraph" style:parent-style-name="Text_20_body">
      <style:paragraph-properties fo:line-height="150%" fo:text-align="justify" style:justify-single-word="false"/>
      <style:text-properties fo:language="fr" fo:country="FR" officeooo:rsid="0029d3e8" officeooo:paragraph-rsid="000ff2f6"/>
    </style:style>
    <style:style style:name="P5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6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6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6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6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6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66"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67" style:family="paragraph" style:parent-style-name="Text_20_body">
      <style:paragraph-properties fo:text-align="justify" style:justify-single-word="false"/>
      <style:text-properties style:font-name="Liberation Sans"/>
    </style:style>
    <style:style style:name="P6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6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7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71" style:family="paragraph" style:parent-style-name="Text_20_body">
      <style:paragraph-properties fo:text-align="justify" style:justify-single-word="false"/>
    </style:style>
    <style:style style:name="P72"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73"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7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76"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78"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79"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80"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81"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82"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83" style:family="paragraph" style:parent-style-name="Heading_20_4">
      <style:paragraph-properties fo:line-height="150%"/>
      <style:text-properties style:font-name="Liberation Serif1" fo:font-size="12pt" style:font-size-asian="12pt"/>
    </style:style>
    <style:style style:name="P84" style:family="paragraph" style:parent-style-name="Heading_20_4">
      <style:paragraph-properties fo:line-height="150%"/>
      <style:text-properties fo:color="#00000a" style:font-name="Liberation Sans" fo:font-size="14pt" fo:font-style="italic" style:text-underline-style="solid" style:text-underline-width="auto" style:text-underline-color="font-color" style:font-size-asian="14pt" style:font-style-asian="italic" style:font-size-complex="14pt" style:font-style-complex="italic"/>
    </style:style>
    <style:style style:name="P85"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6" style:family="paragraph" style:parent-style-name="Footnote" style:master-page-name="Converted1">
      <style:paragraph-properties style:page-number="auto"/>
    </style:style>
    <style:style style:name="P87" style:family="paragraph" style:parent-style-name="Footnote" style:master-page-name="Converted2">
      <style:paragraph-properties style:page-number="auto"/>
    </style:style>
    <style:style style:name="P88" style:family="paragraph" style:parent-style-name="Footnote" style:master-page-name="Converted3">
      <style:paragraph-properties style:page-number="auto"/>
    </style:style>
    <style:style style:name="P89" style:family="paragraph" style:parent-style-name="Footnote" style:master-page-name="Converted4">
      <style:paragraph-properties style:page-number="auto"/>
    </style:style>
    <style:style style:name="P90" style:family="paragraph" style:parent-style-name="Footnote" style:master-page-name="Converted5">
      <style:paragraph-properties style:page-number="auto"/>
    </style:style>
    <style:style style:name="P91" style:family="paragraph" style:parent-style-name="Footnote" style:master-page-name="Converted6">
      <style:paragraph-properties style:page-number="auto"/>
    </style:style>
    <style:style style:name="P92" style:family="paragraph" style:parent-style-name="Footnote" style:master-page-name="Converted7">
      <style:paragraph-properties style:page-number="auto"/>
    </style:style>
    <style:style style:name="P93" style:family="paragraph" style:parent-style-name="Footnote" style:master-page-name="Converted8">
      <style:paragraph-properties style:page-number="auto"/>
    </style:style>
    <style:style style:name="P94" style:family="paragraph" style:parent-style-name="Footnote" style:master-page-name="Converted9">
      <style:paragraph-properties style:page-number="auto"/>
    </style:style>
    <style:style style:name="P95" style:family="paragraph" style:parent-style-name="Footnote" style:master-page-name="Converted10">
      <style:paragraph-properties style:page-number="auto"/>
    </style:style>
    <style:style style:name="P96" style:family="paragraph" style:parent-style-name="Footnote" style:master-page-name="Converted11">
      <style:paragraph-properties style:page-number="auto"/>
    </style:style>
    <style:style style:name="P97" style:family="paragraph" style:parent-style-name="Footnote" style:master-page-name="Converted12">
      <style:paragraph-properties style:page-number="auto"/>
    </style:style>
    <style:style style:name="P98" style:family="paragraph" style:parent-style-name="Footnote" style:master-page-name="Converted13">
      <style:paragraph-properties style:page-number="auto"/>
    </style:style>
    <style:style style:name="P99" style:family="paragraph" style:parent-style-name="Footnote" style:master-page-name="Converted14">
      <style:paragraph-properties style:page-number="auto"/>
      <style:text-properties fo:language="en" fo:country="US"/>
    </style:style>
    <style:style style:name="P100" style:family="paragraph" style:parent-style-name="Footnote" style:master-page-name="Converted15">
      <style:paragraph-properties style:page-number="auto"/>
      <style:text-properties fo:language="fr" fo:country="BE"/>
    </style:style>
    <style:style style:name="P101" style:family="paragraph" style:parent-style-name="Footnote" style:master-page-name="Converted16">
      <style:paragraph-properties style:page-number="auto"/>
    </style:style>
    <style:style style:name="P102" style:family="paragraph" style:parent-style-name="Footnote" style:master-page-name="Converted17">
      <style:paragraph-properties style:page-number="auto"/>
      <style:text-properties officeooo:paragraph-rsid="000c60bc"/>
    </style:style>
    <style:style style:name="P103" style:family="paragraph" style:parent-style-name="Footnote" style:master-page-name="Converted18">
      <style:paragraph-properties style:page-number="auto"/>
    </style:style>
    <style:style style:name="P104" style:family="paragraph" style:parent-style-name="Footnote" style:master-page-name="Converted19">
      <style:paragraph-properties style:page-number="auto"/>
    </style:style>
    <style:style style:name="P105" style:family="paragraph" style:parent-style-name="Footnote" style:master-page-name="Converted20">
      <style:paragraph-properties style:page-number="auto"/>
    </style:style>
    <style:style style:name="P106" style:family="paragraph" style:parent-style-name="Footnote" style:master-page-name="Converted21">
      <style:paragraph-properties style:page-number="auto"/>
    </style:style>
    <style:style style:name="P107" style:family="paragraph" style:parent-style-name="Footnote" style:master-page-name="Converted22">
      <style:paragraph-properties style:page-number="auto"/>
    </style:style>
    <style:style style:name="P108" style:family="paragraph" style:parent-style-name="Footnote" style:master-page-name="Converted23">
      <style:paragraph-properties style:page-number="auto"/>
    </style:style>
    <style:style style:name="P109" style:family="paragraph" style:parent-style-name="Footnote" style:master-page-name="Converted24">
      <style:paragraph-properties style:page-number="auto"/>
    </style:style>
    <style:style style:name="P110" style:family="paragraph" style:parent-style-name="Footnote" style:master-page-name="Converted25">
      <style:paragraph-properties style:page-number="auto"/>
    </style:style>
    <style:style style:name="P111" style:family="paragraph" style:parent-style-name="Footnote" style:master-page-name="Converted26">
      <style:paragraph-properties style:page-number="auto"/>
    </style:style>
    <style:style style:name="P112" style:family="paragraph" style:parent-style-name="Footnote" style:master-page-name="Converted27">
      <style:paragraph-properties style:page-number="auto"/>
    </style:style>
    <style:style style:name="P113" style:family="paragraph" style:parent-style-name="Footnote" style:master-page-name="Converted28">
      <style:paragraph-properties style:page-number="auto"/>
    </style:style>
    <style:style style:name="P114" style:family="paragraph" style:parent-style-name="Footnote" style:master-page-name="Converted29">
      <style:paragraph-properties style:page-number="auto"/>
      <style:text-properties fo:language="en" fo:country="US"/>
    </style:style>
    <style:style style:name="P115" style:family="paragraph" style:parent-style-name="Footnote" style:master-page-name="Converted30">
      <style:paragraph-properties style:page-number="auto"/>
      <style:text-properties fo:language="en" fo:country="US"/>
    </style:style>
    <style:style style:name="P116" style:family="paragraph" style:parent-style-name="Footnote" style:master-page-name="Converted31">
      <style:paragraph-properties style:page-number="auto"/>
      <style:text-properties fo:language="en" fo:country="US"/>
    </style:style>
    <style:style style:name="P117" style:family="paragraph" style:parent-style-name="Footnote" style:master-page-name="Converted32">
      <style:paragraph-properties style:page-number="auto"/>
      <style:text-properties fo:language="en" fo:country="US"/>
    </style:style>
    <style:style style:name="P118" style:family="paragraph" style:parent-style-name="Footnote" style:master-page-name="Converted33">
      <style:paragraph-properties style:page-number="auto"/>
    </style:style>
    <style:style style:name="P119" style:family="paragraph" style:parent-style-name="Footnote" style:master-page-name="Converted34">
      <style:paragraph-properties style:page-number="auto"/>
      <style:text-properties fo:language="en" fo:country="US"/>
    </style:style>
    <style:style style:name="P120" style:family="paragraph" style:parent-style-name="Footnote" style:master-page-name="Converted35">
      <style:paragraph-properties style:page-number="auto"/>
    </style:style>
    <style:style style:name="P121" style:family="paragraph" style:parent-style-name="Footnote" style:master-page-name="Converted36">
      <style:paragraph-properties style:page-number="auto"/>
    </style:style>
    <style:style style:name="P122" style:family="paragraph" style:parent-style-name="Footnote" style:master-page-name="Converted37">
      <style:paragraph-properties style:page-number="auto"/>
      <style:text-properties fo:font-weight="normal" style:font-weight-asian="normal"/>
    </style:style>
    <style:style style:name="P123" style:family="paragraph" style:parent-style-name="Footnote" style:master-page-name="Converted38">
      <style:paragraph-properties style:page-number="auto"/>
    </style:style>
    <style:style style:name="P124" style:family="paragraph" style:parent-style-name="Footnote" style:master-page-name="Converted39">
      <style:paragraph-properties style:page-number="auto"/>
    </style:style>
    <style:style style:name="P125" style:family="paragraph" style:parent-style-name="Footnote" style:master-page-name="Converted40">
      <style:paragraph-properties style:page-number="auto"/>
    </style:style>
    <style:style style:name="P126" style:family="paragraph" style:parent-style-name="Footnote" style:master-page-name="Converted41">
      <style:paragraph-properties style:page-number="auto"/>
    </style:style>
    <style:style style:name="P127" style:family="paragraph" style:parent-style-name="Footnote" style:master-page-name="Converted42">
      <style:paragraph-properties style:page-number="auto"/>
    </style:style>
    <style:style style:name="P128" style:family="paragraph" style:parent-style-name="Footnote" style:master-page-name="Converted43">
      <style:paragraph-properties style:page-number="auto"/>
    </style:style>
    <style:style style:name="P129" style:family="paragraph" style:parent-style-name="Footnote" style:master-page-name="Converted44">
      <style:paragraph-properties style:page-number="auto"/>
    </style:style>
    <style:style style:name="P130" style:family="paragraph" style:parent-style-name="Footnote" style:master-page-name="Converted45">
      <style:paragraph-properties style:page-number="auto"/>
    </style:style>
    <style:style style:name="P131" style:family="paragraph" style:parent-style-name="Footnote" style:master-page-name="Converted46">
      <style:paragraph-properties style:page-number="auto"/>
    </style:style>
    <style:style style:name="P132" style:family="paragraph" style:parent-style-name="Footnote" style:master-page-name="Converted47">
      <style:paragraph-properties style:page-number="auto"/>
    </style:style>
    <style:style style:name="P133" style:family="paragraph" style:parent-style-name="Footnote" style:master-page-name="Converted48">
      <style:paragraph-properties style:page-number="auto"/>
    </style:style>
    <style:style style:name="P134" style:family="paragraph" style:parent-style-name="Footnote" style:master-page-name="Converted49">
      <style:paragraph-properties style:page-number="auto"/>
    </style:style>
    <style:style style:name="P135" style:family="paragraph" style:parent-style-name="Footnote" style:master-page-name="Converted50">
      <style:paragraph-properties style:page-number="auto"/>
    </style:style>
    <style:style style:name="P136" style:family="paragraph" style:parent-style-name="Footnote" style:master-page-name="Converted51">
      <style:paragraph-properties style:page-number="auto"/>
    </style:style>
    <style:style style:name="P137" style:family="paragraph" style:parent-style-name="Footnote" style:master-page-name="Converted52">
      <style:paragraph-properties style:page-number="auto"/>
    </style:style>
    <style:style style:name="P138" style:family="paragraph" style:parent-style-name="Footnote" style:master-page-name="Converted53">
      <style:paragraph-properties style:page-number="auto"/>
    </style:style>
    <style:style style:name="P139" style:family="paragraph" style:parent-style-name="Footnote" style:master-page-name="Converted54">
      <style:paragraph-properties style:page-number="auto"/>
    </style:style>
    <style:style style:name="P140" style:family="paragraph" style:parent-style-name="Footnote" style:master-page-name="Converted55">
      <style:paragraph-properties fo:margin-left="0cm" fo:margin-right="0cm" fo:text-indent="0cm" style:auto-text-indent="false" style:page-number="auto"/>
    </style:style>
    <style:style style:name="P141" style:family="paragraph" style:parent-style-name="Footnote" style:master-page-name="Converted56">
      <style:paragraph-properties style:page-number="auto"/>
    </style:style>
    <style:style style:name="P142" style:family="paragraph" style:parent-style-name="Footnote" style:master-page-name="Converted57">
      <style:paragraph-properties style:page-number="auto"/>
    </style:style>
    <style:style style:name="P143" style:family="paragraph" style:parent-style-name="Footnote" style:master-page-name="Converted58">
      <style:paragraph-properties style:page-number="auto"/>
    </style:style>
    <style:style style:name="P144" style:family="paragraph" style:parent-style-name="Footnote" style:master-page-name="Converted59">
      <style:paragraph-properties style:page-number="auto"/>
    </style:style>
    <style:style style:name="P145" style:family="paragraph" style:parent-style-name="Footnote" style:master-page-name="Converted60">
      <style:paragraph-properties style:page-number="auto"/>
    </style:style>
    <style:style style:name="P146" style:family="paragraph" style:parent-style-name="Footnote" style:master-page-name="Converted61">
      <style:paragraph-properties style:page-number="auto"/>
    </style:style>
    <style:style style:name="P147" style:family="paragraph" style:parent-style-name="Footnote" style:master-page-name="Converted62">
      <style:paragraph-properties style:page-number="auto"/>
    </style:style>
    <style:style style:name="P148" style:family="paragraph" style:parent-style-name="Footnote" style:master-page-name="Converted63">
      <style:paragraph-properties style:page-number="auto"/>
    </style:style>
    <style:style style:name="P149" style:family="paragraph" style:parent-style-name="Footnote" style:master-page-name="Converted64">
      <style:paragraph-properties style:page-number="auto"/>
    </style:style>
    <style:style style:name="P150" style:family="paragraph" style:parent-style-name="Footnote" style:master-page-name="Converted65">
      <style:paragraph-properties style:page-number="auto"/>
    </style:style>
    <style:style style:name="P151" style:family="paragraph" style:parent-style-name="Footnote" style:master-page-name="Converted66">
      <style:paragraph-properties style:page-number="auto"/>
      <style:text-properties fo:language="fr" fo:country="BE"/>
    </style:style>
    <style:style style:name="P152" style:family="paragraph" style:parent-style-name="Footnote" style:master-page-name="Converted67">
      <style:paragraph-properties style:page-number="auto"/>
    </style:style>
    <style:style style:name="P153" style:family="paragraph" style:parent-style-name="Footnote" style:master-page-name="Converted68">
      <style:paragraph-properties style:page-number="auto"/>
    </style:style>
    <style:style style:name="P154" style:family="paragraph" style:parent-style-name="Footnote" style:master-page-name="Converted69">
      <style:paragraph-properties style:page-number="auto"/>
    </style:style>
    <style:style style:name="P155" style:family="paragraph" style:parent-style-name="Footnote" style:master-page-name="Converted70">
      <style:paragraph-properties style:page-number="auto"/>
    </style:style>
    <style:style style:name="P156" style:family="paragraph" style:parent-style-name="Footnote" style:master-page-name="Converted71">
      <style:paragraph-properties style:page-number="auto"/>
    </style:style>
    <style:style style:name="P157" style:family="paragraph" style:parent-style-name="Footnote" style:master-page-name="Converted72">
      <style:paragraph-properties style:page-number="auto"/>
    </style:style>
    <style:style style:name="P158" style:family="paragraph" style:parent-style-name="Footnote" style:master-page-name="Converted73">
      <style:paragraph-properties style:page-number="auto"/>
    </style:style>
    <style:style style:name="P159" style:family="paragraph" style:parent-style-name="Footnote" style:master-page-name="Converted74">
      <style:paragraph-properties style:page-number="auto"/>
    </style:style>
    <style:style style:name="P160" style:family="paragraph" style:parent-style-name="Footnote" style:master-page-name="Converted75">
      <style:paragraph-properties style:page-number="auto"/>
    </style:style>
    <style:style style:name="P161" style:family="paragraph" style:parent-style-name="Footnote" style:master-page-name="Converted76">
      <style:paragraph-properties style:page-number="auto"/>
    </style:style>
    <style:style style:name="P162" style:family="paragraph" style:parent-style-name="Footnote" style:master-page-name="Converted77">
      <style:paragraph-properties style:page-number="auto"/>
    </style:style>
    <style:style style:name="P163" style:family="paragraph" style:parent-style-name="Footnote" style:master-page-name="Converted78">
      <style:paragraph-properties style:page-number="auto"/>
    </style:style>
    <style:style style:name="P164" style:family="paragraph" style:parent-style-name="Footnote" style:master-page-name="Converted79">
      <style:paragraph-properties style:page-number="auto"/>
    </style:style>
    <style:style style:name="P165" style:family="paragraph" style:parent-style-name="Footnote" style:master-page-name="Converted80">
      <style:paragraph-properties style:page-number="auto"/>
    </style:style>
    <style:style style:name="P166" style:family="paragraph" style:parent-style-name="Footnote" style:master-page-name="Converted81">
      <style:paragraph-properties style:page-number="auto"/>
    </style:style>
    <style:style style:name="P167" style:family="paragraph" style:parent-style-name="Footnote" style:master-page-name="Converted82">
      <style:paragraph-properties style:page-number="auto"/>
    </style:style>
    <style:style style:name="P168" style:family="paragraph" style:parent-style-name="Footnote" style:master-page-name="Converted83">
      <style:paragraph-properties style:page-number="auto"/>
    </style:style>
    <style:style style:name="P169" style:family="paragraph" style:parent-style-name="Footnote" style:master-page-name="Converted84">
      <style:paragraph-properties style:page-number="auto"/>
    </style:style>
    <style:style style:name="P170" style:family="paragraph" style:parent-style-name="Footnote" style:master-page-name="Converted85">
      <style:paragraph-properties style:page-number="auto"/>
    </style:style>
    <style:style style:name="P171" style:family="paragraph" style:parent-style-name="Footnote" style:master-page-name="Converted86">
      <style:paragraph-properties style:page-number="auto"/>
    </style:style>
    <style:style style:name="P172" style:family="paragraph" style:parent-style-name="Footnote" style:master-page-name="Converted87">
      <style:paragraph-properties style:page-number="auto"/>
    </style:style>
    <style:style style:name="P173" style:family="paragraph" style:parent-style-name="Footnote" style:master-page-name="Converted88">
      <style:paragraph-properties style:page-number="auto"/>
    </style:style>
    <style:style style:name="P174" style:family="paragraph" style:parent-style-name="Footnote" style:master-page-name="Converted89">
      <style:paragraph-properties style:page-number="auto"/>
    </style:style>
    <style:style style:name="P175" style:family="paragraph" style:parent-style-name="Footnote" style:master-page-name="Converted90">
      <style:paragraph-properties style:page-number="auto"/>
      <style:text-properties fo:language="fr" fo:country="BE"/>
    </style:style>
    <style:style style:name="P176" style:family="paragraph" style:parent-style-name="Footnote" style:master-page-name="Converted91">
      <style:paragraph-properties style:page-number="auto"/>
    </style:style>
    <style:style style:name="P177" style:family="paragraph" style:parent-style-name="Footnote" style:master-page-name="Converted92">
      <style:paragraph-properties style:page-number="auto"/>
    </style:style>
    <style:style style:name="P178" style:family="paragraph" style:parent-style-name="Footnote" style:master-page-name="Converted93">
      <style:paragraph-properties style:page-number="auto"/>
    </style:style>
    <style:style style:name="P179" style:family="paragraph" style:parent-style-name="Footnote" style:master-page-name="Converted94">
      <style:paragraph-properties style:page-number="auto"/>
    </style:style>
    <style:style style:name="P180" style:family="paragraph" style:parent-style-name="Footnote" style:master-page-name="Converted95">
      <style:paragraph-properties style:page-number="auto"/>
    </style:style>
    <style:style style:name="P181" style:family="paragraph" style:parent-style-name="Footnote" style:master-page-name="Converted96">
      <style:paragraph-properties style:page-number="auto"/>
    </style:style>
    <style:style style:name="P182" style:family="paragraph" style:parent-style-name="Footnote" style:master-page-name="Converted97">
      <style:paragraph-properties style:page-number="auto"/>
    </style:style>
    <style:style style:name="P183" style:family="paragraph" style:parent-style-name="Footnote" style:master-page-name="Converted98">
      <style:paragraph-properties style:page-number="auto"/>
    </style:style>
    <style:style style:name="P184" style:family="paragraph" style:parent-style-name="Footnote">
      <style:text-properties style:font-name="Liberation Serif" fo:font-style="normal" officeooo:rsid="00295e05" officeooo:paragraph-rsid="00295e05" style:font-style-asian="normal" style:font-style-complex="normal"/>
    </style:style>
    <style:style style:name="P185"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186"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187" style:family="paragraph" style:parent-style-name="Footnote">
      <style:text-properties style:font-name="Liberation Serif"/>
    </style:style>
    <style:style style:name="P188" style:family="paragraph" style:parent-style-name="Footnote">
      <style:text-properties style:font-name="Liberation Serif" officeooo:rsid="0011f973"/>
    </style:style>
    <style:style style:name="P189" style:family="paragraph" style:parent-style-name="Normal">
      <style:paragraph-properties fo:margin-top="0cm" fo:margin-bottom="0cm" style:contextual-spacing="false" fo:line-height="100%"/>
    </style:style>
    <style:style style:name="P190" style:family="paragraph" style:parent-style-name="Normal">
      <style:paragraph-properties fo:margin-top="0cm" fo:margin-bottom="0cm" style:contextual-spacing="false" fo:line-height="100%" fo:orphans="2" fo:widows="2" fo:hyphenation-ladder-count="no-limit" style:text-autospace="none" style:vertical-align="auto"/>
      <style:text-properties fo:hyphenate="true"/>
    </style:style>
    <style:style style:name="P191"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192" style:family="paragraph" style:parent-style-name="Footnote_20_Text">
      <style:text-properties style:font-name="Liberation Serif"/>
    </style:style>
    <style:style style:name="P193" style:family="paragraph" style:parent-style-name="Footnote_20_Text">
      <style:text-properties style:font-name="Liberation Serif" fo:language="fr" fo:country="BE"/>
    </style:style>
    <style:style style:name="P194" style:family="paragraph" style:parent-style-name="Footnote_20_Text">
      <style:text-properties style:font-name="Liberation Serif" fo:font-size="11pt" fo:language="fr" fo:country="BE" style:font-size-asian="11pt" style:font-size-complex="11pt"/>
    </style:style>
    <style:style style:name="P195" style:family="paragraph" style:parent-style-name="Footnote_20_Text">
      <style:text-properties fo:language="fr" fo:country="BE"/>
    </style:style>
    <style:style style:name="P196" style:family="paragraph" style:parent-style-name="Footnote_20_Text">
      <style:text-properties officeooo:paragraph-rsid="0011f973"/>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3f466" style:font-style-asian="italic" style:font-style-complex="italic"/>
    </style:style>
    <style:style style:name="T6" style:family="text">
      <style:text-properties fo:font-style="italic" officeooo:rsid="0018422d" style:font-style-asian="italic" style:font-style-complex="italic"/>
    </style:style>
    <style:style style:name="T7" style:family="text">
      <style:text-properties fo:font-style="italic" officeooo:rsid="001f4de1" style:font-style-asian="italic" style:font-style-complex="italic"/>
    </style:style>
    <style:style style:name="T8" style:family="text">
      <style:text-properties fo:font-style="italic" officeooo:rsid="00244eda" style:font-style-asian="italic" style:font-style-complex="italic"/>
    </style:style>
    <style:style style:name="T9" style:family="text">
      <style:text-properties fo:font-style="italic" officeooo:rsid="0025e690" style:font-style-asian="italic" style:font-style-complex="italic"/>
    </style:style>
    <style:style style:name="T10" style:family="text">
      <style:text-properties fo:font-style="italic" officeooo:rsid="002aa794" style:font-style-asian="italic" style:font-style-complex="italic"/>
    </style:style>
    <style:style style:name="T11" style:family="text">
      <style:text-properties fo:font-style="italic" officeooo:rsid="002f218c" style:font-style-asian="italic" style:font-style-complex="italic"/>
    </style:style>
    <style:style style:name="T12" style:family="text">
      <style:text-properties fo:font-style="italic" officeooo:rsid="002e7292" style:font-style-asian="italic" style:font-style-complex="italic"/>
    </style:style>
    <style:style style:name="T13" style:family="text">
      <style:text-properties fo:font-style="italic" officeooo:rsid="000ff2f6" style:font-style-asian="italic" style:font-style-complex="italic"/>
    </style:style>
    <style:style style:name="T14" style:family="text">
      <style:text-properties fo:font-style="italic" officeooo:rsid="00113d2a"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language="fr" fo:country="BE"/>
    </style:style>
    <style:style style:name="T17" style:family="text">
      <style:text-properties fo:language="fr" fo:country="BE" style:font-name-complex="RotisSansSerif" style:language-complex="ar" style:country-complex="SA"/>
    </style:style>
    <style:style style:name="T18" style:family="text">
      <style:text-properties fo:language="fr" fo:country="BE" fo:font-style="italic" style:font-style-asian="italic"/>
    </style:style>
    <style:style style:name="T19" style:family="text">
      <style:text-properties fo:language="fr" fo:country="BE" fo:font-style="italic" style:font-style-asian="italic" style:font-style-complex="italic"/>
    </style:style>
    <style:style style:name="T20" style:family="text">
      <style:text-properties fo:language="fr" fo:country="BE" fo:font-style="italic" style:font-style-asian="italic" style:font-name-complex="RotisSansSerif" style:language-complex="ar" style:country-complex="SA"/>
    </style:style>
    <style:style style:name="T21" style:family="text">
      <style:text-properties style:text-position="58% 100%"/>
    </style:style>
    <style:style style:name="T22" style:family="text">
      <style:text-properties fo:font-size="10pt" style:font-size-asian="10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bold" style:font-weight-asian="bold"/>
    </style:style>
    <style:style style:name="T27" style:family="text">
      <style:text-properties fo:font-weight="normal" style:font-weight-asian="normal"/>
    </style:style>
    <style:style style:name="T28" style:family="text">
      <style:text-properties fo:language="es" fo:country="ES" fo:font-style="italic" style:font-style-asian="italic"/>
    </style:style>
    <style:style style:name="T29" style:family="text">
      <style:text-properties style:text-position="super 58%"/>
    </style:style>
    <style:style style:name="T30"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31"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32"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33" style:family="text">
      <style:text-properties style:font-size-complex="10pt"/>
    </style:style>
    <style:style style:name="T34"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35" style:family="text">
      <style:text-properties fo:background-color="transparent" loext:char-shading-value="0"/>
    </style:style>
    <style:style style:name="T36" style:family="text">
      <style:text-properties officeooo:rsid="000c60bc" fo:background-color="transparent" loext:char-shading-value="0"/>
    </style:style>
    <style:style style:name="T37" style:family="text">
      <style:text-properties officeooo:rsid="000e65cc" fo:background-color="transparent" loext:char-shading-value="0"/>
    </style:style>
    <style:style style:name="T38" style:family="text">
      <style:text-properties officeooo:rsid="000c60bc"/>
    </style:style>
    <style:style style:name="T39" style:family="text">
      <style:text-properties officeooo:rsid="000e65cc"/>
    </style:style>
    <style:style style:name="T40"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officeooo:rsid="00295e05" style:font-style-asian="normal" style:font-style-complex="normal"/>
    </style:style>
    <style:style style:name="T43" style:family="text">
      <style:text-properties fo:language="fr" fo:country="FR" fo:font-style="normal" officeooo:rsid="003a2362" style:font-style-asian="normal" style:font-style-complex="normal"/>
    </style:style>
    <style:style style:name="T44" style:family="text">
      <style:text-properties fo:language="fr" fo:country="FR" officeooo:rsid="0025e690"/>
    </style:style>
    <style:style style:name="T45" style:family="text">
      <style:text-properties fo:language="fr" fo:country="FR" fo:font-style="italic" style:font-style-asian="italic" style:font-style-complex="italic"/>
    </style:style>
    <style:style style:name="T46" style:family="text">
      <style:text-properties fo:language="fr" fo:country="FR" fo:font-style="italic" officeooo:rsid="0025e690" style:font-style-asian="italic" style:font-style-complex="italic"/>
    </style:style>
    <style:style style:name="T47" style:family="text">
      <style:text-properties fo:language="fr" fo:country="FR" fo:font-style="italic" officeooo:rsid="00295e05" style:font-style-asian="italic" style:font-style-complex="italic"/>
    </style:style>
    <style:style style:name="T48" style:family="text">
      <style:text-properties fo:language="fr" fo:country="FR" fo:font-style="italic" officeooo:rsid="0010e286" style:font-style-asian="italic" style:font-style-complex="italic"/>
    </style:style>
    <style:style style:name="T49"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50" style:family="text">
      <style:text-properties fo:language="fr" fo:country="FR" officeooo:rsid="0029d3e8"/>
    </style:style>
    <style:style style:name="T51" style:family="text">
      <style:text-properties fo:language="fr" fo:country="FR" style:text-underline-style="none" fo:font-weight="normal" style:font-weight-asian="normal" style:font-weight-complex="normal"/>
    </style:style>
    <style:style style:name="T52" style:family="text">
      <style:text-properties fo:language="fr" fo:country="FR" style:text-underline-style="none" fo:font-weight="normal" officeooo:rsid="0037a1a0" style:font-weight-asian="normal" style:font-weight-complex="normal"/>
    </style:style>
    <style:style style:name="T53" style:family="text">
      <style:text-properties fo:language="fr" fo:country="FR" style:text-underline-style="none" fo:font-weight="normal" officeooo:rsid="00383cb1" style:font-weight-asian="normal" style:font-weight-complex="normal"/>
    </style:style>
    <style:style style:name="T54" style:family="text">
      <style:text-properties fo:language="fr" fo:country="FR" style:text-underline-style="none" fo:font-weight="normal" officeooo:rsid="003a2362" style:font-weight-asian="normal" style:font-weight-complex="normal"/>
    </style:style>
    <style:style style:name="T55" style:family="text">
      <style:text-properties officeooo:rsid="0013f466"/>
    </style:style>
    <style:style style:name="T56" style:family="text">
      <style:text-properties fo:font-style="normal" style:font-style-asian="normal" style:font-style-complex="normal"/>
    </style:style>
    <style:style style:name="T57" style:family="text">
      <style:text-properties fo:font-style="normal" officeooo:rsid="0013f466" style:font-style-asian="normal" style:font-style-complex="normal"/>
    </style:style>
    <style:style style:name="T58" style:family="text">
      <style:text-properties fo:font-style="normal" officeooo:rsid="0015af40" style:font-style-asian="normal" style:font-style-complex="normal"/>
    </style:style>
    <style:style style:name="T59" style:family="text">
      <style:text-properties fo:font-style="normal" officeooo:rsid="0018422d" style:font-style-asian="normal" style:font-style-complex="normal"/>
    </style:style>
    <style:style style:name="T60" style:family="text">
      <style:text-properties fo:font-style="normal" officeooo:rsid="0019d5a1" style:font-style-asian="normal" style:font-style-complex="normal"/>
    </style:style>
    <style:style style:name="T61" style:family="text">
      <style:text-properties fo:font-style="normal" officeooo:rsid="002dea7e" style:font-style-asian="normal" style:font-style-complex="normal"/>
    </style:style>
    <style:style style:name="T62" style:family="text">
      <style:text-properties fo:font-style="normal" officeooo:rsid="001b99fb" style:font-style-asian="normal" style:font-style-complex="normal"/>
    </style:style>
    <style:style style:name="T63" style:family="text">
      <style:text-properties fo:font-style="normal" officeooo:rsid="001f25a0" style:font-style-asian="normal" style:font-style-complex="normal"/>
    </style:style>
    <style:style style:name="T64" style:family="text">
      <style:text-properties fo:font-style="normal" officeooo:rsid="0021c5e1" style:font-style-asian="normal" style:font-style-complex="normal"/>
    </style:style>
    <style:style style:name="T65" style:family="text">
      <style:text-properties fo:font-style="normal" officeooo:rsid="001f4de1" style:font-style-asian="normal" style:font-style-complex="normal"/>
    </style:style>
    <style:style style:name="T66" style:family="text">
      <style:text-properties fo:font-style="normal" officeooo:rsid="00203c30" style:font-style-asian="normal" style:font-style-complex="normal"/>
    </style:style>
    <style:style style:name="T67" style:family="text">
      <style:text-properties fo:font-style="normal" officeooo:rsid="00236db3" style:font-style-asian="normal" style:font-style-complex="normal"/>
    </style:style>
    <style:style style:name="T68" style:family="text">
      <style:text-properties fo:font-style="normal" officeooo:rsid="00244eda" style:font-style-asian="normal" style:font-style-complex="normal"/>
    </style:style>
    <style:style style:name="T69" style:family="text">
      <style:text-properties fo:font-style="normal" officeooo:rsid="00222f0f" style:font-style-asian="normal" style:font-style-complex="normal"/>
    </style:style>
    <style:style style:name="T70" style:family="text">
      <style:text-properties fo:font-style="normal" officeooo:rsid="0025e690" style:font-style-asian="normal" style:font-style-complex="normal"/>
    </style:style>
    <style:style style:name="T71" style:family="text">
      <style:text-properties fo:font-style="normal" officeooo:rsid="002f218c" style:font-style-asian="normal" style:font-style-complex="normal"/>
    </style:style>
    <style:style style:name="T72" style:family="text">
      <style:text-properties fo:font-style="normal" officeooo:rsid="002e7292" style:font-style-asian="normal" style:font-style-complex="normal"/>
    </style:style>
    <style:style style:name="T73" style:family="text">
      <style:text-properties fo:font-style="normal" officeooo:rsid="0035f8e9" style:font-style-asian="normal" style:font-style-complex="normal"/>
    </style:style>
    <style:style style:name="T74" style:family="text">
      <style:text-properties fo:font-style="normal" officeooo:rsid="002f4859" style:font-style-asian="normal" style:font-style-complex="normal"/>
    </style:style>
    <style:style style:name="T75" style:family="text">
      <style:text-properties fo:font-style="normal" officeooo:rsid="00369522" style:font-style-asian="normal" style:font-style-complex="normal"/>
    </style:style>
    <style:style style:name="T76" style:family="text">
      <style:text-properties fo:font-style="normal" officeooo:rsid="000ff2f6" style:font-style-asian="normal" style:font-style-complex="normal"/>
    </style:style>
    <style:style style:name="T77" style:family="text">
      <style:text-properties officeooo:rsid="0018422d"/>
    </style:style>
    <style:style style:name="T78" style:family="text">
      <style:text-properties officeooo:rsid="0019d5a1"/>
    </style:style>
    <style:style style:name="T79" style:family="text">
      <style:text-properties officeooo:rsid="001f25a0"/>
    </style:style>
    <style:style style:name="T80" style:family="text">
      <style:text-properties style:font-name="Liberation Serif" fo:font-size="10pt" fo:language="fr" fo:country="FR" style:font-size-asian="10pt" style:font-size-complex="10pt"/>
    </style:style>
    <style:style style:name="T81" style:family="text">
      <style:text-properties style:font-name="Liberation Serif" fo:font-size="10pt" fo:language="fr" fo:country="BE" style:letter-kerning="false" style:font-size-asian="10pt" style:font-name-complex="Palatino-Roman" style:font-size-complex="10pt"/>
    </style:style>
    <style:style style:name="T82" style:family="text">
      <style:text-properties style:font-name="Liberation Serif" fo:font-size="10pt" fo:language="fr" fo:country="BE" officeooo:rsid="0010e286" style:letter-kerning="false" style:font-size-asian="10pt" style:font-name-complex="Palatino-Roman" style:font-size-complex="10pt"/>
    </style:style>
    <style:style style:name="T83" style:family="text">
      <style:text-properties style:font-name="Liberation Serif" fo:font-size="10pt" fo:language="fr" fo:country="BE" officeooo:rsid="00113d2a" style:letter-kerning="false" style:font-size-asian="10pt" style:font-name-complex="Palatino-Roman" style:font-size-complex="10pt"/>
    </style:style>
    <style:style style:name="T84" style:family="text">
      <style:text-properties style:font-name="Liberation Serif" fo:font-size="10pt" fo:language="fr" fo:country="BE" style:letter-kerning="false" style:font-size-asian="10pt" style:font-name-complex="Rpxr" style:font-size-complex="10pt"/>
    </style:style>
    <style:style style:name="T8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86" style:family="text">
      <style:text-properties style:font-name="Liberation Serif" fo:language="fr" fo:country="FR"/>
    </style:style>
    <style:style style:name="T87" style:family="text">
      <style:text-properties style:font-name="Liberation Serif" fo:language="fr" fo:country="FR" officeooo:rsid="00203c30"/>
    </style:style>
    <style:style style:name="T88" style:family="text">
      <style:text-properties style:font-name="Liberation Serif" fo:font-size="12pt" style:letter-kerning="false" style:font-size-asian="12pt" style:font-name-complex="Times New Roman" style:font-size-complex="12pt"/>
    </style:style>
    <style:style style:name="T89" style:family="text">
      <style:text-properties style:font-name="Liberation Serif" fo:font-size="12pt" style:letter-kerning="false" style:font-size-asian="12pt" style:font-name-complex="Avenir-Book" style:font-size-complex="12pt"/>
    </style:style>
    <style:style style:name="T90" style:family="text">
      <style:text-properties style:font-name="Liberation Serif" fo:font-size="12pt" style:letter-kerning="false" style:font-name-asian="Times New Roman" style:font-size-asian="12pt" style:font-name-complex="Arial1" style:font-size-complex="12pt"/>
    </style:style>
    <style:style style:name="T91" style:family="text">
      <style:text-properties style:font-name="Liberation Serif" fo:font-size="12pt" officeooo:rsid="001189d6" style:letter-kerning="false" style:font-name-asian="Times New Roman" style:font-size-asian="12pt" style:font-name-complex="Arial1" style:font-size-complex="12pt"/>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fo:font-style="italic" style:font-size-asian="12pt" style:font-style-asian="italic" style:font-size-complex="12pt"/>
    </style:style>
    <style:style style:name="T9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9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96" style:family="text">
      <style:text-properties style:font-name="Liberation Serif" fo:font-size="12pt" fo:font-style="italic" style:letter-kerning="false" style:font-size-asian="12pt" style:font-style-asian="italic" style:font-name-complex="Avenir-Book" style:font-size-complex="12pt"/>
    </style:style>
    <style:style style:name="T9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9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99" style:family="text">
      <style:text-properties officeooo:rsid="0025e690"/>
    </style:style>
    <style:style style:name="T100" style:family="text">
      <style:text-properties officeooo:rsid="0029d3e8"/>
    </style:style>
    <style:style style:name="T101" style:family="text">
      <style:text-properties officeooo:rsid="002aa794"/>
    </style:style>
    <style:style style:name="T102" style:family="text">
      <style:text-properties officeooo:rsid="002f218c"/>
    </style:style>
    <style:style style:name="T103" style:family="text">
      <style:text-properties officeooo:rsid="003233e7"/>
    </style:style>
    <style:style style:name="T104" style:family="text">
      <style:text-properties officeooo:rsid="002e7292"/>
    </style:style>
    <style:style style:name="T105" style:family="text">
      <style:text-properties officeooo:rsid="000ff2f6"/>
    </style:style>
    <style:style style:name="T106" style:family="text">
      <style:text-properties fo:color="#1a1a1a" fo:font-size="9.5pt" fo:language="fr" fo:country="BE" style:letter-kerning="false" style:font-size-asian="9.5pt" style:font-name-complex="Wilke-Italic" style:font-size-complex="9.5pt"/>
    </style:style>
    <style:style style:name="T10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08" style:family="text">
      <style:text-properties fo:color="#1a1a1a" style:font-name="Liberation Serif" fo:font-size="10pt" fo:language="fr" fo:country="BE" style:letter-kerning="false" style:font-size-asian="10pt" style:font-name-complex="Wilke-Italic" style:font-size-complex="10pt"/>
    </style:style>
    <style:style style:name="T10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10" style:family="text">
      <style:text-properties style:font-name="Palatino-Roman" fo:font-size="9pt" fo:language="fr" fo:country="BE" officeooo:rsid="0010e286" style:letter-kerning="false" style:font-size-asian="9pt" style:font-name-complex="Palatino-Roman" style:font-size-complex="9pt"/>
    </style:style>
    <style:style style:name="T111" style:family="text">
      <style:text-properties officeooo:rsid="00113d2a"/>
    </style:style>
    <style:style style:name="T112" style:family="text">
      <style:text-properties officeooo:rsid="0012b162"/>
    </style:style>
    <style:style style:name="T113" style:family="text">
      <style:text-properties fo:font-size="12pt" style:font-size-asian="12pt" style:font-size-complex="12pt"/>
    </style:style>
    <style:style style:name="T114" style:family="text">
      <style:text-properties fo:font-size="12pt" style:font-size-asian="12pt" style:font-size-complex="12pt" style:font-weight-complex="bold"/>
    </style:style>
    <style:style style:name="T115" style:family="text">
      <style:text-properties fo:font-size="12pt" fo:font-style="italic" style:font-size-asian="12pt" style:font-style-asian="italic" style:font-size-complex="12pt"/>
    </style:style>
    <style:style style:name="T116" style:family="text">
      <style:text-properties fo:font-size="12pt" fo:font-style="italic" style:font-size-asian="12pt" style:font-style-asian="italic" style:font-size-complex="12pt" style:font-weight-complex="bold"/>
    </style:style>
    <style:style style:name="T117" style:family="text">
      <style:text-properties officeooo:rsid="001189d6"/>
    </style:style>
    <style:style style:name="T118" style:family="text">
      <style:text-properties style:font-name="Liberation Serif"/>
    </style:style>
    <style:style style:name="T119" style:family="text">
      <style:text-properties style:font-name="Liberation Serif" fo:language="fr" fo:country="BE"/>
    </style:style>
    <style:style style:name="T120" style:family="text">
      <style:text-properties style:font-name="Liberation Serif" fo:language="fr" fo:country="BE" fo:font-style="italic" style:font-style-asian="italic"/>
    </style:style>
    <style:style style:name="T121" style:family="text">
      <style:text-properties style:font-name="Liberation Serif" fo:font-size="11pt" style:font-size-asian="11pt" style:font-size-complex="11pt"/>
    </style:style>
    <style:style style:name="T122" style:family="text">
      <style:text-properties style:font-name="Liberation Serif" fo:font-size="11pt" style:letter-kerning="false" style:font-size-asian="11pt" style:font-name-complex="HelveticaNeue-Roman" style:font-size-complex="11pt"/>
    </style:style>
    <style:style style:name="T123" style:family="text">
      <style:text-properties style:font-name="Liberation Serif" fo:font-size="10pt" style:font-size-asian="10pt" style:font-size-complex="10pt"/>
    </style:style>
    <style:style style:name="T124" style:family="text">
      <style:text-properties style:font-name="Liberation Serif" fo:font-size="10pt" fo:language="fr" fo:country="BE" style:font-size-asian="10pt" style:font-size-complex="10pt"/>
    </style:style>
    <style:style style:name="T125" style:family="text">
      <style:text-properties style:font-name="Liberation Serif" fo:font-size="10pt" fo:language="fr" fo:country="BE" style:letter-kerning="false" style:font-size-asian="10pt" style:font-name-complex="Palatino-Roman" style:font-size-complex="10pt"/>
    </style:style>
    <style:style style:name="T126" style:family="text">
      <style:text-properties style:font-name="Liberation Serif" fo:font-size="10pt" fo:font-style="italic" style:font-size-asian="10pt" style:font-style-asian="italic" style:font-size-complex="10pt"/>
    </style:style>
    <style:style style:name="T127" style:family="text">
      <style:text-properties style:font-name="Liberation Serif" fo:font-size="9pt" fo:language="fr" fo:country="BE" style:letter-kerning="false" style:font-size-asian="9pt" style:font-name-complex="Palatino-Roman" style:font-size-complex="9pt"/>
    </style:style>
    <style:style style:name="T128"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29" style:family="text">
      <style:text-properties style:font-name="Liberation Serif" fo:font-style="italic" style:font-style-asian="italic"/>
    </style:style>
    <style:style style:name="T130" style:family="text">
      <style:text-properties style:font-name="Liberation Sans" fo:font-size="14pt" style:font-size-asian="14pt" style:font-size-complex="14pt"/>
    </style:style>
    <style:style style:name="T131" style:family="text">
      <style:text-properties officeooo:rsid="0016d9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21"><text:tab/></text:span>La biosphère<text:note text:id="ftn1" text:note-class="footnote"><text:note-citation>1</text:note-citation><text:note-body><text:p text:style-name="P8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8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4">Le Grand Massacre. L’avenir des espèces vivantes</text:span>, (cité In., TESTOT (L.), « Les crises écologiques », <text:span text:style-name="T4">Sciences Humaines</text:span>, numéro spécial, n°247, avril 2013.</text:p><text:p text:style-name="Footnote"/></text:note-body></text:note>. Le <text:span text:style-name="T4">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88"><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89"><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90">La thèse selon laquelle, la Terre serait entrée dans une nouvelle époque géologique depuis la révolution industrielle, l'anthropocène, développée par Christophe BONNEUIL et Jean Baptiste FRESSOZ dans <text:span text:style-name="T4">L'évènement Anthropocène. La terre, l'histoire et nous</text:span> (Seuil, 2013, Paris, 320 p.).</text:p><text:p text:style-name="Footnote"/></text:note-body></text:note>. </text:p>
      <text:p text:style-name="P3"><text:tab/>La <text:span text:style-name="T4">maîtrise</text:span> humaine sur l'environnement<text:note text:id="ftn6" text:note-class="footnote"><text:note-citation>6</text:note-citation><text:note-body><text:p text:style-name="P91">Nous empruntons l'expression « maîtrise de la nature » à la formule de René DESCARTES : « <text:span text:style-name="T4">[...]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4">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92">Pour une analyse de l'apparition de la notion de « développement économique », lire ILLICH (I.), « L'histoire des besoins », <text:span text:style-name="T4">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93"><text:span text:style-name="T38">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text:soft-page-break/>donc été multiplié par plus de soixante-dix<text:note text:id="ftn9" text:note-class="footnote"><text:note-citation>9</text:note-citation><text:note-body><text:p text:style-name="P94">MADDISON (A.), <text:span text:style-name="T4">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95">Le <text:span text:style-name="T3">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96">Pour un éclairage sur la notion de catastrophe, voir, DUPUY (J.-P.), <text:span text:style-name="T4">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97">La limite ontologique des modes de production et de consommation basés par la croissance dans le cadre d'une planète aux ressources limitées a été démontrée par l'économiste Nicholas GEORGESCU-ROEGEN, In. GEORGESCU-ROEGEN (N.), <text:span text:style-name="T4">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98">La notion de service écosystémique témoigne d'une vision anthropocentrée de l'environnement.</text:p><text:p text:style-name="Footnote"/></text:note-body></text:note>. C'est ce que pointe dès 1972, le rapport <text:span text:style-name="T4">The</text:span><text:span text:style-name="T19"> limits</text:span><text:span text:style-name="T4"> to</text:span><text:span text:style-name="T19"> growth</text:span><text:span text:style-name="T4">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99">«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text:soft-page-break/>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00">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4">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4">répond[rait] aux besoins du présent sans compromettre la capacité des générations futures de répondre aux leurs</text:span> »<text:note text:id="ftn16" text:note-class="footnote"><text:note-citation>16</text:note-citation><text:note-body><text:p text:style-name="P101">Brundtland, (G.H.) <text:span text:style-name="T3">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4">encourageant les entreprises à investir dans des mesures préventives, curatives ou compensatoires</text:span> »<text:note text:id="ftn17" text:note-class="footnote"><text:note-citation>17</text:note-citation><text:note-body><text:p text:style-name="P102">Brundtland, (G.H.) <text:span text:style-name="T3">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4">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03">LATOUCHE (S.), « Pour une société de décroissance », <text:span text:style-name="T4">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text:soft-page-break/>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4">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04">HUBERT (S.) et al., « Lignes directrices nationales sur la séquence éviter, réduire et compenser les impacts sur les milieux naturels », <text:span text:style-name="T4">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4">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05">HUBERT (S.) et al., « Lignes directrices nationales sur la séquence éviter, réduire et compenser les impacts sur les milieux naturels », Ibid., p. 193.</text:p><text:p text:style-name="P3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06">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ext:soft-page-break/>tion. Il existe donc une difficulté dans la notion d'impact significatif.</text:p>
      <text:p text:style-name="P3"><text:tab/>Une mesure compensatoire est une « <text:span text:style-name="T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07"><text:span text:style-name="T4">«</text:span> Compenser les atteintes à la biodiversité : expériences internationales et enseignements pour la France », <text:span text:style-name="T3">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08">Voir par exemple, Déclaration « No<text:span text:style-name="T16">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4">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62">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09">«<text:span text:style-name="T4">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4">«</text:span> Compenser les atteintes à la biodiversité : expériences internationales et enseignements pour la France », <text:span text:style-name="T3">Le point sur</text:span>, Commissariat général au développement durable, n° 133, août 2012,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10"><text:span text:style-name="footnote_20_reference"><text:span text:style-name="T22"><text:tab/></text:span></text:span>Hélène SOYER et al., <text:span text:style-name="T4">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11"><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5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55">la mise en place d'une banque de compensation qui est en charge de la préservation ou de la restauration d'un site grâce à des crédits alloués par les opérateurs économiques afin de compenser les impacts de leurs projets ;</text:p>
        </text:list-item>
        <text:list-item>
          <text:p text:style-name="P5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65">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12"><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3">Clean Water</text:span><text:span text:style-name="T18"> Act</text:span> (CWA) du 18 octobre 1972, sont pilotées au niveau fédéral mais leur mise en œuvre relève d'un niveau « régional »<text:note text:id="ftn28" text:note-class="footnote"><text:note-citation>28</text:note-citation><text:note-body><text:p text:style-name="P113">Le niveau régional se caractérise, par exemple, par l'existence de trente-huit districts du corps des Ingénieurs de l'Armée des États-Unis (« <text:span text:style-name="T4">US</text:span><text:span text:style-name="T19"> Army</text:span><text:span text:style-name="T4"> Corps of</text:span><text:span text:style-name="T19"> Engineers</text:span><text:span text:style-name="T4">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4">no net</text:span><text:span text:style-name="T19"> loss</text:span><text:span text:style-name="T4">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14">« Standard on Biodiversity Offsets », Business and Biodiversity Offsets Programme (BBOP), 2012, Washington, D.C.,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16"> </text:span><text:span text:style-name="T19">Bushbroker</text:span> dans l’État de Victoria, par exemple, établit que les mesures compensatoires doivent permettre de réaliser un gain net de biodiversité (« <text:span text:style-name="T4">net gain </text:span>») pour la végétation native dans le cadre de projets entraînant le défrichement de végétation native. Les mesures compensatoires sont déterminées sur la base de la méthodologie « <text:span text:style-name="T4">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15">« Standard on Biodiversity Offsets », Business and Biodiversity Offsets Programme (BBOP), 2012, Washington, D.C.,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text:soft-page-break/>minière peut par ailleurs outrepasser toute autre législation, mettant à mal l'effectivité de la compensation environnementale.</text:p>
      <text:p text:style-name="P3"/>
      <text:p text:style-name="P78">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4">«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16">« Standard on Biodiversity Offsets », Business and Biodiversity Offsets Programme (BBOP), 2012, Washington, D.C., 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17">Bundesrepublik Deutschland, 20 décembre 1976.</text:p><text:p text:style-name="Footnote"/></text:note-body></text:note> qui établit les Règlements de compensation des impacts (« <text:span text:style-name="T4">Eingriffsregelung</text:span> »). La compensation environnementale couvre l'ensemble des projets impactant le patrimoine naturel, y compris les paysages<text:note text:id="ftn33" text:note-class="footnote"><text:note-citation>33</text:note-citation><text:note-body><text:p text:style-name="P118"><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4">länders</text:span></text:span>. Cette fixation publique de la valeur de la biodiversité différencie la valeur avant l'impact et la valeur prospective après l'impact environnemental.</text:p>
      <text:p text:style-name="P3"/>
      <text:p text:style-name="P62">3. L'émergence de la compensation environnementale en Afrique</text:p>
      <text:p text:style-name="P3"><text:tab/>En Afrique, en Afrique-du-Sud, en Ouganda et à Madagascar des systèmes de compensation environnementale sont émergents. En Afrique du Sud, par exemple, le système est fondé sur l'étude <text:soft-page-break/>d'impact environnemental issue du Règlement national de gestion de l'environnement 107 de 1998<text:note text:id="ftn34" text:note-class="footnote"><text:note-citation>34</text:note-citation><text:note-body><text:p text:style-name="P119">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64">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20">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4">mitigation</text:span><text:span text:style-name="T19"> bank</text:span> américain. Les mesures compensatoires prises dans ce cadre ont la particularité de ne pas respecter le principe de proximité. </text:p>
      <text:p text:style-name="P3"/>
      <text:p text:style-name="P76">1. Le lent développement du cadre juridique des mesures compensatoires dans les études d'impact environnemental <text:span text:style-name="T131">depuis</text:span> 1976</text:p>
      <text:p text:style-name="P3"/>
      <text:p text:style-name="P3"><text:tab/>La loi n°76-629 du 10 juillet 1976 relative à la protection de la Nature<text:note text:id="ftn36" text:note-class="footnote"><text:note-citation>36</text:note-citation><text:note-body><text:p text:style-name="P121"><text:span text:style-name="footnote_20_reference"><text:span text:style-name="T26"><text:s/></text:span></text:span><text:span text:style-name="T27">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9">« <text:span text:style-name="T4">Les travaux et projets d'aménagement qui sont entrepris par une collectivité publique ou qui nécessitent une autorisation ou une décision d'approbation ainsi que les documents d'urbanisme doivent respecter les préoccupations d'environnement.</text:span></text:p>
      <text:p text:style-name="P30"><text:soft-page-break/>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30">Un décret en Conseil d'Etat précise les modalités d'application du présent article.</text:p>
      <text:p text:style-name="P29"><text:span text:style-name="T4">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22">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23">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2.</text:p><text:p text:style-name="Footnote"/></text:note-body></text:note>.</text:p>
      <text:p text:style-name="P22"/>
      <text:p text:style-name="P85">2. La nouvelle impulsion issue du Droit communautaire</text:p>
      <text:p text:style-name="P22"/>
      <text:p text:style-name="P2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24">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4">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4">des objectifs de conservation du site </text:span>»<text:note text:id="ftn40" text:note-class="footnote"><text:note-citation>40</text:note-citation><text:note-body><text:p text:style-name="P125">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26">Code de l'environnement, art. L. 414-4.</text:p><text:p text:style-name="Footnote"/></text:note-body></text:note> .</text:p>
      <text:p text:style-name="P22"/>
      <text:p text:style-name="P8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27">Code de l'environnement, art. L 411-1 et 411-2.</text:p><text:p text:style-name="Footnote"/></text:note-body></text:note>, pour l’application des procédures de la loi sur l’eau<text:note text:id="ftn43" text:note-class="footnote"><text:note-citation>43</text:note-citation><text:note-body><text:p text:style-name="P128"><text:span text:style-name="T38">C</text:span>ode de l'environnement, art. R. 214-6.</text:p><text:p text:style-name="Footnote"/></text:note-body></text:note> et pour les projets de défrichement<text:note text:id="ftn44" text:note-class="footnote"><text:note-citation>44</text:note-citation><text:note-body><text:p text:style-name="P129">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30">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31">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4">un réseau formé de continuités écologiques terrestres et aquatiques </text:span>»<text:note text:id="ftn47" text:note-class="footnote"><text:note-citation>47</text:note-citation><text:note-body><text:p text:style-name="P132">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33">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34">Décret n° 2011-2019 du 29 décembre 2011 portant réforme des études d'impact des projets de travaux, d'ouvrages ou d'aménagements, publiée au Journal Officiel du 30 décembre 2011.<text:span text:style-name="T38">1</text:span></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35">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 LUCAS (M.) « La compensation écologique des zones humides en France : vers une intégration des services écosystémiques ? »<text:span text:style-name="T4">, Droit de l'environnement</text:span>, n° 219, janvier 2014, pp. 19-25.</text:p><text:p text:style-name="Footnote"/></text:note-body></text:note>.</text:p>
      <text:p text:style-name="P3"/>
      <text:p text:style-name="P64">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35">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4">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36">Séverine HUBERT et al., « Lignes directrices nationales sur la séquence éviter, réduire et compenser les impacts sur les milieux naturels », <text:span text:style-name="T4">Références</text:span>, Commissariat général au développement durable, Direction de l'eau et de la biodiversité, Octobre 2013, 232 p. 10.</text:p><text:p text:style-name="Footnote"/></text:note-body></text:note>.</text:p>
      <text:p text:style-name="P3"><text:soft-page-break/></text:p>
      <text:p text:style-name="P62">1. Le cadre commun de la compensation</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4">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4">-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37">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text:soft-page-break/>code de l'environnement sont des installations sont les installations dont l'activité impacte la ressource en eau qui ne sont pas par ailleurs des installations classées pour la protection de l'environnement.</text:p>
      <text:p text:style-name="P3"/>
      <text:p text:style-name="P62">2. L'application de règles spécifiques de compensation à des cas particuliers</text:p>
      <text:p text:style-name="P3"/>
      <text:p text:style-name="P3"><text:tab/>Les mesures compensatoires font partie des mesures qui doivent être prises <text:span text:style-name="T4">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text:soft-page-break/>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38"><text:span text:style-name="T38">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39">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40">Les « inspecteurs de l’environnement » sont créés par l<text:span text:style-name="T26">’o</text:span><text:span text:style-name="T27">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41">« Utilisation du territoire en France métropolitaine »<text:span text:style-name="T4">.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text:soft-page-break/>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42">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53" text:outline-level="3"/>
      <text:p text:style-name="P81">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83" text:outline-level="4"/>
      <text:p text:style-name="P79">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43">LIMA (G. B), « Les diverses formes pour la compensation dans la protection juridique de l’environnement : un défi pour l’épistémologie juridique », <text:span text:style-name="T3">ACDI</text:span><text:span text:style-name="T28">-Anuario Colombiano</text:span><text:span text:style-name="T3"> de</text:span><text:span text:style-name="T28"> Derecho</text:span><text:span text:style-name="T3"> International vol.7</text:span>, <text:span text:style-name="T3">Bogotá </text:span>p. 171.</text:p><text:p text:style-name="Footnote"/></text:note-body></text:note>. Notre étude porte exclusivement sur la compensation <text:span text:style-name="T4">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44">LUCAS (M.), « La compensation environnemental, un mécanisme inefficace à améliorer », <text:span text:style-name="T3">Revue juridique de l’environnement</text:span>, 1/2009, p. 59.</text:p></text:note-body></text:note>. Notons que des mécanismes de compensation <text:span text:style-name="T4">ex poste</text:span> existent dans le cadre de la loi responsabilité <text:soft-page-break/>environnementale<text:note text:id="ftn60" text:note-class="footnote"><text:note-citation>60</text:note-citation><text:note-body><text:p text:style-name="P145">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4">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61">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40"><text:span text:style-name="T106">Il existerait peu de retours d'expérience et aucune consultation scientifique sur la notion d'équivalence écologique selon Marthe LUCAS et Anne GERRERO. In, NÉOUZE (B.), « La compensation écologique, une double peine pour l'agriculture », </text:span><text:span text:style-name="T107">Réussir grandes cultures</text:span><text:span text:style-name="T10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16"><text:tab/>En premier lieu, l’étude des impacts résultant du projet peut être menée suivant les méthodes de l’écologie de la conservation</text:span><text:note text:id="ftn62" text:note-class="footnote"><text:note-citation>62</text:note-citation><text:note-body><text:p text:style-name="P146">L’écologie (ou biologie de la conservation) vise à anticiper, prévenir et réparer les dommages sur l’environnement. Il s’agit d’une discipline multidisciplinaire de crise.</text:p><text:p text:style-name="Footnote"/></text:note-body></text:note><text:span text:style-name="T16"> ou celles de l’écologie fonctionnelle</text:span><text:note text:id="ftn63" text:note-class="footnote"><text:note-citation>63</text:note-citation><text:note-body><text:p text:style-name="P147">« <text:span text:style-name="T3">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3">Les cahiers prospectives</text:span>, CNRS, p. 3.</text:p><text:p text:style-name="Footnote"/></text:note-body></text:note><text:span text:style-name="T16">.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48">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4">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49">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50">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4">toute mesure compensatoire nécessaire [vise à] assurer que la cohérence globale de Nature 2000 est </text:span><text:soft-page-break/><text:span text:style-name="T4">protégée </text:span>»<text:note text:id="ftn67" text:note-class="footnote"><text:note-citation>67</text:note-citation><text:note-body><text:p text:style-name="P151">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4">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15">e ou social des bois visés par le défrichement</text:span><text:span text:style-name="T35"> »</text:span><text:span text:style-name="T35"><text:note text:id="ftn68" text:note-class="footnote"><text:note-citation>68</text:note-citation><text:note-body><text:p text:style-name="P152">Code forestier, Art. L. 341-6.</text:p><text:p text:style-name="Footnote"/></text:note-body></text:note></text:span><text:span text:style-name="T35">. Dans ce cadre, l</text:span><text:span text:style-name="T36">es mesures compensatoires ne tiennent compte que de l'impact sur la ressource forestière, et non sur les espèces et leurs habitats.</text:span></text:p>
      <text:p text:style-name="P2"><text:tab/>Les <text:span text:style-name="T4">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53">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74.</text:p><text:p text:style-name="Footnote"/></text:note-body></text:note>.</text:p>
      <text:p text:style-name="P24">En outre, les mesures doivent être en relation directe avec les impacts identifiés, c’est-à-dire qu’elles doivent viser les mêmes espèces et habitats que ceux impactés par le projet et doivent être mises en place <text:span text:style-name="T3">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1"><text:tab/>La compensation écologique consiste principalement en trois types de mesures : les mesures de restauration ou de réhabilitation ; les mesures de préservation et de mise en valeur et les mesures de création.</text:p>
      <text:p text:style-name="P21"><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1"/>
      <text:p text:style-name="P2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54">Philippe BILLET souligne que la notion d’équilibre <text:span text:style-name="T105">apparaît</text:span> à <text:span text:style-name="T105">plusieurs</text:span> reprise<text:span text:style-name="T105">s</text:span> dan<text:span text:style-name="T105">s</text:span> la Charte de l’environnement, d’une part dans son préambule, à propos des « <text:span text:style-name="T3">équilibres naturels [qui] ont conditionné l'émergence de l'humanité</text:span> », d’autre part à l’article 1<text:span text:style-name="T29">er</text:span> déterminant que « c<text:bookmark text:name="_GoBack"/><text:span text:style-name="T3">hacun a le droit de vivre dans un environnement équilibré et respectueux de la santé</text:span> », <text:span text:style-name="T105">In. 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1"/>
      <text:p text:style-name="P63">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55"><text:span text:style-name="T16">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19"> à Nicomaque</text:span><text:span text:style-name="T16">, Flammarion, pp. 246-252.</text:span></text:p><text:p text:style-name="Footnote"/></text:note-body></text:note>.<text:span text:style-name="T17"> Les lignes directrices nationales sur la séquence « éviter, réduire et compenser » disposent cependant que l’équivalence repose sur des critères écologiques et non pas sur des valeurs monétaires. </text:span></text:p>
      <text:p text:style-name="P25"><text:span text:style-name="T17">Au niveau international, </text:span><text:span text:style-name="T20">l</text:span><text:span text:style-name="T3">’évaluation des écosystèmes pour le millénaire </text:span>établit que les services écosystémiques doivent être valorisés et intégrés par les acteurs économiques en ce qu’ils présentent un intérêt majeur. <text:span text:style-name="T17">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56">STERN (N.). <text:span text:style-name="T1">2008. "The Economics of Climate Change." </text:span><text:span text:style-name="T19">American Economic Review</text:span><text:span text:style-name="T16">, 98(2): 1-37, 45 p.</text:span></text:p><text:p text:style-name="P33"/></text:note-body></text:note><text:span text:style-name="T17">,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text:tab/>En France, en théorie, la compensation échappe donc à toute monétarisation mais pas à toute <text:span text:style-name="T4">valorisation</text:span>. En pratique, « <text:span text:style-name="T20">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17"> »</text:span><text:note text:id="ftn73" text:note-class="footnote"><text:note-citation>73</text:note-citation><text:note-body><text:p text:style-name="P157">TUTENUIT (C.) et STEHLIN (C.), « Combien valent les escargots, lorsqu'ils ne sont pas de Bourgogne ? La biodiversité : quelles valeurs ? Et pour quelles décisions? », <text:span text:style-name="T4">Annales des Mines – Responsabilité et environnement</text:span>, 2009/2 n° 54, , p 24 .</text:p><text:p text:style-name="Footnote"/></text:note-body></text:note><text:span text:style-name="T17">.</text:span></text:p>
      <text:p text:style-name="P2"><text:span text:style-name="st"><text:span text:style-name="T17"><text:tab/>De fait, l’appréhension par le droit de la compensation n’est possible que par la mobilisation du concept de fongibilité</text:span></text:span><text:note text:id="ftn74" text:note-class="footnote"><text:note-citation>74</text:note-citation><text:note-body><text:p text:style-name="P158">Les choses fongibles «<text:span text:style-name="T4">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4">Répertoire de Droit civil</text:span>, 2011.</text:p><text:p text:style-name="Footnote"/></text:note-body></text:note><text:span text:style-name="st"><text:span text:style-name="T17">. Or, les individus d’une espèce ne sauraient être fongibles. Il convient donc de définir des indicateurs permettant la comparaison. </text:span></text:span><text:span text:style-name="st"><text:span text:style-name="T16">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16">monétarise la nuisance. Cette méthode est utilisée de manière implicite dans le cadre de la détermination de l'équivalence.</text:span></text:span></text:p>
      <text:p text:style-name="P2"><text:soft-page-break/><text:span text:style-name="st"><text:span text:style-name="T1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16"><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3">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59"><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4">Dans le cadre du réseau Natura 2000, « <text:span text:style-name="T3">la localisation de la mesure compensatoire doit être de nature à permettre de sauvegarder la cohérence du réseau</text:span> »<text:note text:id="ftn76" text:note-class="footnote"><text:note-citation>76</text:note-citation><text:note-body><text:p text:style-name="P160"><text:span text:style-name="T38">C</text:span>ode de l'environnement, art. L. 414-4.</text:p><text:p text:style-name="Footnote"/></text:note-body></text:note>. Dans ce cadre, un <text:span text:style-name="T3">Document d’orientation concernant l’article 6, paragraphe 4 de la Directive « Habitat, faune, flore</text:span> » dispose que « <text:span text:style-name="T3">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61"><text:span text:style-name="T19">Modalités de mise en œuvre des mesures compensatoires</text:span><text:span text:style-name="T16">,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62"><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35"> des mesures par essence écologiques. Les mesures compensatoires sont également des </text:span></text:span><text:span text:style-name="st"><text:span text:style-name="T36">outils</text:span></text:span><text:span text:style-name="st"><text:span text:style-name="T35"> éminemment léga</text:span></text:span><text:span text:style-name="st"><text:span text:style-name="T36">ux, s'inscrivant dans le cadre de procédures réglementaires d'autorisation.</text:span></text:span></text:p>
      <text:p text:style-name="P20"/>
      <text:h text:style-name="P84" text:outline-level="4"><text:soft-page-break/>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61">1. L'importance préalable de l'étude d'impact environnemental</text:p>
      <text:p text:style-name="P2"/>
      <text:p text:style-name="P2"><text:tab/>La compensation d’un impact nécessite comme nous l’avons vu de l’évaluation <text:span text:style-name="T3">a priori</text:span> des dommages provoqués par un projet dans le cadre d’une étude environnementale. Le Conseil National de la Protection de la Nature con<text:span text:style-name="T35">sidère à ce titre que l'étude revêt une importan</text:span>ce centrale pour la préservation de la biodiversité et des ressources naturelles<text:note text:id="ftn79" text:note-class="footnote"><text:note-citation>79</text:note-citation><text:note-body><text:p text:style-name="P163"><text:span text:style-name="T23">Le Conseil National de la Protection de la nature (CNPN) considère que l’« </text:span><text:span text:style-name="T32">un des facteurs clé d’amélioration de l’efficacité des compensations réside dans la qualité des études d’impact</text:span><text:span text:style-name="T31"> ». In. </text:span><text:span text:style-name="T23">« Préserver la biodiversité et les ressources naturelles », </text:span><text:span text:style-name="T24">Recommandations du Conseil National de la protection de la nature concernant le rapport du GROUPE 2 du Grenelle de l’environnement</text:span><text:span text:style-name="T23">, Réunion du CNPN du 17 août 2007, p. 4. </text:span><text:a xlink:type="simple" xlink:href="http://droitnature.free.fr/pdf/Grenelle/Avis_CNPN.pdf"><text:span text:style-name="T33">http://droitnature.free.fr/pdf/Grenelle/Avis_CNPN.pdf</text:span></text:a><text:span text:style-name="T33"> </text:span></text:p><text:p text:style-name="Footnote"/></text:note-body></text:note>.</text:p>
      <text:p text:style-name="P26">Nous entendons par étude environnementale l’ensemble des évaluations de l’impact de projets rendues obligatoires dans le cadre des procédures d’autorisation de ces projets. Cela regroupe l’étude d’impact environnemental, <text:span text:style-name="T3">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64">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4">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65">Code de l'environnement, article L. 122-1.</text:p><text:p text:style-name="Footnote"/></text:note-body></text:note>. Un projet peut être soumis <text:span text:style-name="T4">de facto</text:span> ou au cas par cas à la réalisation d'une étude d'impact<text:note text:id="ftn82" text:note-class="footnote"><text:note-citation>82</text:note-citation><text:note-body><text:p text:style-name="P166">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67">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38">doit</text:span> comprendre certains éléments <text:span text:style-name="T35">tel</text:span><text:span text:style-name="T36">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35"><text:tab/>L</text:span><text:span text:style-name="T36">a rubrique de l'étude d'impact consacrée à l</text:span><text:span text:style-name="T35">'analyse des effets sur l'environnement est également importante </text:span><text:span text:style-name="T36">dans la mesure où elle </text:span><text:span text:style-name="T35">comprend une </text:span><text:span text:style-name="T36">évaluation</text:span><text:span text:style-name="T35"> </text:span><text:span text:style-name="T36">d</text:span><text:span text:style-name="T35">es conséquences </text:span><text:span text:style-name="T36">du projet </text:span><text:span text:style-name="T35">sur le milieu naturel. Les scenarii majorants sont retenus </text:span><text:span text:style-name="T36">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68">CE, 20 avr. 2012, n° 327283. Le juge administratif considère que l’étude d’impact ne doit pas nécessairement définir les mesures de compensation, dès lors qu’elle renvoie à des études ultérieures.</text:p><text:p text:style-name="Footnote"/></text:note-body></text:note>. <text:span text:style-name="T111">Une telle pratique rend cependant la délivrance d'une autorisation moins certaine</text:span><text:span text:style-name="T111"><text:note text:id="ftn85" text:note-class="footnote"><text:note-citation>85</text:note-citation><text:note-body><text:p text:style-name="Footnote"><text:span text:style-name="Default_20_Paragraph_20_Font"><text:span text:style-name="T82">Le juge administratif veille à la rigueur des mesures compensatoires. Ains</text:span></text:span><text:span text:style-name="Default_20_Paragraph_20_Font"><text:span text:style-name="T83">i u</text:span></text:span><text:span text:style-name="Default_20_Paragraph_20_Font"><text:span text:style-name="T8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81">rib</text:span></text:span><text:span text:style-name="Default_20_Paragraph_20_Font"><text:span text:style-name="T82">unal </text:span></text:span><text:span text:style-name="Default_20_Paragraph_20_Font"><text:span text:style-name="T81">adm</text:span></text:span><text:span text:style-name="Default_20_Paragraph_20_Font"><text:span text:style-name="T82">inistratif d'</text:span></text:span><text:span text:style-name="Default_20_Paragraph_20_Font"><text:span text:style-name="T81"> Amiens, 20 novembre 1992, Assoc</text:span></text:span><text:span text:style-name="Default_20_Paragraph_20_Font"><text:span text:style-name="T82">iation</text:span></text:span><text:span text:style-name="Default_20_Paragraph_20_Font"><text:span text:style-name="T81"> Aisne-Environnement, </text:span></text:span><text:span text:style-name="Default_20_Paragraph_20_Font"><text:span text:style-name="T85">Revue juridique de l’environnement </text:span></text:span><text:span text:style-name="Default_20_Paragraph_20_Font"><text:span text:style-name="T81">1993</text:span></text:span><text:span text:style-name="Default_20_Paragraph_20_Font"><text:span text:style-name="T84">/</text:span></text:span><text:span text:style-name="Default_20_Paragraph_20_Font"><text:span text:style-name="T81">4, p. 577</text:span></text:span><text:span text:style-name="Default_20_Paragraph_20_Font"><text:span text:style-name="T82">).</text:span></text:span></text:p><text:p text:style-name="P39"><text:span text:style-name="Default_20_Paragraph_20_Font"><text:span text:style-name="T110"/></text:span></text:p></text:note-body></text:note></text:span><text:span text:style-name="T111">.</text:span></text:p>
      <text:p text:style-name="P2"><text:tab/>Enfin, la méthodologie sur laquelle s'est basée l'étude d'impact pour décrire l'état initial du site et les effets doit être justifiée par le maître d'ouvrage.</text:p>
      <text:p text:style-name="P26"><text:soft-page-break/>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69"><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16"><text:tab/>Les installations classées pour la protection</text:span><text:note text:id="ftn87" text:note-class="footnote"><text:note-citation>87</text:note-citation><text:note-body><text:p text:style-name="P170"><text:span text:style-name="T16">Les installations classées pour la protection de l’environnement sont les installations pouvant présenter « </text:span><text:span text:style-name="T3">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16">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3">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71">Circulaire DGPAAT/SDFB/C2013-3060, 28 mai 2013, II, 2.1.1, B, publié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text:soft-page-break/>nomenclature annexée à l’article R. 214-1 du Code de l’environnement. La demande d’autorisation de telles installations comprend un document d’incidences<text:note text:id="ftn89" text:note-class="footnote"><text:note-citation>89</text:note-citation><text:note-body><text:p text:style-name="P172">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173">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174">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3">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175">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176"><text:span text:style-name="T34">Voir CJUE, 3</text:span><text:span text:style-name="T30">e</text:span><text:span text:style-name="T34">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177">Conseil d’Etat, 13 déc. 2013, n° 349541.</text:p><text:p text:style-name="Footnote"/></text:note-body></text:note>. </text:p>
      <text:p text:style-name="P27"><text:span text:style-name="T39">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oft-page-break/><text:span text:style-name="T37">nécessaire à condition qu'elle regroupe le contenu des deux autre études environnementale</text:span><text:span text:style-name="T35"><text:note text:id="ftn95" text:note-class="footnote"><text:note-citation>95</text:note-citation><text:note-body><text:p text:style-name="P178">Code de l'environnement, art. R. 214-6 ; R. 214-32 et R. 414-22.</text:p><text:p text:style-name="Footnote"/></text:note-body></text:note></text:span><text:span text:style-name="T37">.</text:span></text:p>
      <text:p text:style-name="P2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8"><text:span text:style-name="T11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11"><text:note text:id="ftn96" text:note-class="footnote"><text:note-citation>96</text:note-citation><text:note-body><text:p text:style-name="P51">DIREN PACA, xxxxxxx, p. 22.</text:p></text:note-body></text:note></text:span><text:span text:style-name="T111">.</text:span></text:p>
      <text:p text:style-name="P2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6">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67"><text:span text:style-name="T25">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25">.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179">L'article R. 122-14 du Code de l'environnement dispose que « <text:span text:style-name="T4">les mesures compensatoires sont mises en œuvre en priorité sur le site endommagé ou à proximité de celui-ci afin de garantir sa fonctionnalité de manière pérenne </text:span>».</text:p><text:p text:style-name="Footnote"/></text:note-body></text:note>. <text:span text:style-name="T111">Ceci est possible</text:span> par la maîtrise foncière du site pendant suffisamment longtemps pour assurer la bonne réalisation de la compensation. Cela suppose <text:span text:style-name="T111">également la mise </text:span>en œuvre des mesures de gestion.</text:p>
      <text:p text:style-name="P2"/>
      <text:p text:style-name="P60">2.1. Les mécanismes de maîtrise foncière</text:p>
      <text:p text:style-name="P10"><text:soft-page-break/></text:p>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80">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181">Code général des collectivités territoriales, article L. 4221-3.</text:p><text:p text:style-name="P33"/></text:note-body></text:note> ainsi que l’avis des Chambres d'agriculture lorsque l'opération entraîne la réduction des espaces agricoles ou forestiers<text:note text:id="ftn100" text:note-class="footnote"><text:note-citation>100</text:note-citation><text:note-body><text:p text:style-name="P182">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soft-page-break/><text:tab/>Le bail rural à clauses environnementales est un bail rural classique, c'est-à-dire qu'il concerne les terrains agricoles, dans lequel le preneur applique «<text:span text:style-name="T4"> des pratiques ayant pour objet la préservation de la ressource en eau, de la biodiversité, des paysages, de la qualité des produits </text:span>[...] »<text:note text:id="ftn101" text:note-class="footnote"><text:note-citation>101</text:note-citation><text:note-body><text:p text:style-name="P183">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35">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4">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77">2.2. Les mécanismes de gestion</text:p>
      <text:p text:style-name="P37"/>
      <text:p text:style-name="P6"><text:span text:style-name="T111"><text:tab/>Les mesures compensatoires peut être appuyée par différents mécanisme de gestion de l'environnement, au titre desquels figurent les réserves naturelles nationales pour les milieux naturels « </text:span><text:span text:style-name="T14">d'une importance particulière ou qu'il convient de les soustraire à toute intervention </text:span><text:soft-page-break/><text:span text:style-name="T14">artificielle susceptible de les dégrader </text:span><text:span text:style-name="T111">»</text:span><text:span text:style-name="T111"><text:note text:id="ftn102" text:note-class="footnote"><text:note-citation>102</text:note-citation><text:note-body><text:p text:style-name="P47">Code de l'environnement, art. L. 332-1 et suivants.</text:p><text:p text:style-name="P47"/></text:note-body></text:note></text:span><text:span text:style-name="T111"> ; les réserves naturelles régionales mises en places pour la protection de la faune, de la flore, ou des milieux naturels, par délibération du conseil régional</text:span><text:span text:style-name="T111"><text:note text:id="ftn103" text:note-class="footnote"><text:note-citation>103</text:note-citation><text:note-body><text:p text:style-name="P52">Code de l'environnement, art. L. 332-1 et suivants.</text:p></text:note-body></text:note></text:span><text:span text:style-name="T111"> ; <text:s/>les réserves nationales de chasse et de faune sauvage ; les réserves biologiques domaniales ; les réserves biologiques forestières ; etc.</text:span></text:p>
      <text:p text:style-name="P6"><text:tab/><text:span text:style-name="T11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7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82">II. <text:span text:style-name="T55">Intérêts</text:span> et limites de la compensation</text:p>
      <text:p text:style-name="P35"/>
      <text:p text:style-name="P35"><text:tab/><text:span text:style-name="T55">Les mécanismes de compensation environnementale suscitent des réactions ambivalentes. En France, les mesures compensatoires ont longtemps été insuffisamment mises en œuvre. La publication de </text:span><text:span text:style-name="T5">Lignes directrices </text:span><text:span text:style-name="T57">par le Ministère en charge de l'environnement en octobre 2013, visait à répondre à certaines critiques en proposant une Doctrine nationale facilitant leur réalisation. </text:span></text:p>
      <text:p text:style-name="P35"><text:span text:style-name="T57"><text:tab/>L'exercice consistant à faire le bilan des mesures compensatoires est délicat. En effet, la compensation environnementale </text:span><text:span text:style-name="T58">est</text:span><text:span text:style-name="T57"> censé</text:span><text:span text:style-name="T58">e</text:span><text:span text:style-name="T57"> produire des résultats à long terme. Il pourrait donc sembler prématuré de conclure sur l'efficacité des mécanismes de compensation </text:span><text:span text:style-name="T58">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80">A. Les avantages de la compensation environnementale</text:p>
      <text:p text:style-name="P38"/>
      <text:p text:style-name="P12"><text:tab/><text:span text:style-name="T7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78">Le programme de compensation biodiversité et entreprises</text:span><text:span text:style-name="T78"><text:note text:id="ftn104" text:note-class="footnote"><text:note-citation>104</text:note-citation><text:note-body><text:p text:style-name="Footnote">En anglais, <text:span text:style-name="T4">Business and Biodiversity offsets programme</text:span>.</text:p><text:p text:style-name="Footnote"/></text:note-body></text:note></text:span><text:span text:style-name="T78"> <text:s/>met en avant dix principes de la compensation environnementale qui témoignent, au niveau mondial, des intérêts du développement de cette pratique</text:span><text:span text:style-name="T78"><text:note text:id="ftn105" text:note-class="footnote"><text:note-citation>105</text:note-citation><text:note-body><text:p text:style-name="Footnote">« Standard on Biodiversity Offsets », <text:span text:style-name="T4">Business and Biodiversity Offsets Programme </text:span>(BBOP), 2012, Washington, D.C., 29 p. 17-22.</text:p></text:note-body></text:note></text:span><text:span text:style-name="T78">. Il s'agit de :</text:span></text:p>
      <text:list xml:id="list8934367867770064954" text:style-name="L1">
        <text:list-item>
          <text:p text:style-name="P57">atteindre un résultat de non perte nette de biodiversité ;</text:p>
        </text:list-item>
        <text:list-item>
          <text:p text:style-name="P57">tendre vers un gain de biodiversité ;</text:p>
        </text:list-item>
        <text:list-item>
          <text:p text:style-name="P57">respecter la hiérarchie des mesures d'atténuation (éviter, réduire, compenser) ;</text:p>
        </text:list-item>
        <text:list-item>
          <text:p text:style-name="P57">poser des limites au principe de compensation ;</text:p>
        </text:list-item>
        <text:list-item>
          <text:p text:style-name="P57">prendre en compte le contexte local ;</text:p>
        </text:list-item>
        <text:list-item>
          <text:p text:style-name="P57"><text:soft-page-break/>faire participer l'ensemble des parties prenantes ;</text:p>
        </text:list-item>
        <text:list-item>
          <text:p text:style-name="P57">mettre en œuvre une mesure de compensation de façon justifiée, équilibrée et équitable ;</text:p>
        </text:list-item>
        <text:list-item>
          <text:p text:style-name="P57">fixer un objectif de résultats sur du long terme ;</text:p>
        </text:list-item>
        <text:list-item>
          <text:p text:style-name="P57">être transparent et communiquer ses résultats :</text:p>
        </text:list-item>
        <text:list-item>
          <text:p text:style-name="P57">respecter les savoirs-faire traditionnels lors de la mise en place des mesures de compensation.</text:p>
        </text:list-item>
      </text:list>
      <text:p text:style-name="P12"><text:span text:style-name="T7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6">a fortiori</text:span><text:span text:style-name="T59">, le</text:span><text:span text:style-name="T60">s projets environnementaux bénéficient de nouveaux moyens de financement (2.).</text:span></text:p>
      <text:p text:style-name="P12"/>
      <text:p text:style-name="P68"><text:span text:style-name="T61">1</text:span><text:span text:style-name="T56">. </text:span><text:span text:style-name="T62">La meilleure prise en compte de l'environnement par le porteur de projet</text:span></text:p>
      <text:p text:style-name="P13"/>
      <text:p text:style-name="P13"><text:span text:style-name="T62"><text:tab/></text:span><text:span text:style-name="T63">La mise en œuvre par les pétitionnaire</text:span><text:span text:style-name="T64">s</text:span><text:span text:style-name="T63"> de la séquence « éviter, réduire, compenser » dans le cadre de leurs projets, validée par l'administration</text:span><text:span text:style-name="T63"><text:note text:id="ftn106" text:note-class="footnote"><text:note-citation>106</text:note-citation><text:note-body><text:p text:style-name="P41">L<text:span text:style-name="T79">'insertion de mesures compensatoires dans un projet ne permet pas la validation automatique d'un projet.</text:span></text:p><text:p text:style-name="P41"/></text:note-body></text:note></text:span><text:span text:style-name="T63">, permet indéniablement une meilleure prise en compte de l'environnement, en particulier de la biodiversité par le pétitionnaire. </text:span></text:p>
      <text:p text:style-name="P12"/>
      <text:p text:style-name="P70">1.1. Les intérêts de la compensation dans le cadre des études environnementales</text:p>
      <text:p text:style-name="P12"/>
      <text:p text:style-name="P12"><text:span text:style-name="T63"><text:tab/>Les mesures compensatoires sont une formalité obligatoire pour tout projet soumis à étude d'impact. Si </text:span><text:span text:style-name="T65">l'étude d'impact ne porte pas de caractère </text:span><text:span text:style-name="T64">réglementaire</text:span><text:span text:style-name="T65"> par elle-même, les arrêtés d'autorisation comportent souvent un article dont les dispositions établissent que les installations «</text:span><text:span text:style-name="T7"> sont disposées, aménagées et exploitées conformément aux plans et données techniques contenus dans les différents dossier déposés par l'exploitant</text:span><text:span text:style-name="T65"> »</text:span><text:span text:style-name="T65"><text:note text:id="ftn107" text:note-class="footnote"><text:note-citation>107</text:note-citation><text:note-body><text:p text:style-name="Footnote"><text:span text:style-name="T80">C</text:span><text:span text:style-name="T86">'est le cas par exemple de l’arrêté du 17 juin 2014 autorisant la société Buty Décehts spéciaux à exploiter un centre de transit et de regroupement de déchets industriels dangereux situés 5, rue Francine Fromont, zone </text:span><text:span text:style-name="T87">indu1strielle</text:span><text:span text:style-name="T86"> Est à Vaulx-en-Velin. </text:span><text:a xlink:type="simple" xlink:href="http://www.rhone.gouv.fr/content/download/15544/83586/file/AA%20BUTY%20DECHETS%20SPECIAUX.pdf">http://www.rhone.gouv.fr/content/download/15544/83586/file/AA%20BUTY%20DECHETS%20SPECIAUX.pdf</text:a></text:p></text:note-body></text:note></text:span><text:span text:style-name="T65">. </text:span><text:span text:style-name="T64">Les études environnementales figurent au titre de ces dossiers. </text:span><text:span text:style-name="T66">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66">compensatoires proposées par le pétitionnaire, celle qui est jugée la efficace. </text:span><text:span text:style-name="T67">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67"><text:note text:id="ftn108" text:note-class="footnote"><text:note-citation>108</text:note-citation><text:note-body><text:p text:style-name="P41">Conseil d'Etat, 10 juin 1983, n° 46877, Recueil Lebon, pp. 255-256.</text:p><text:p text:style-name="P41"/></text:note-body></text:note></text:span><text:span text:style-name="T67">. Cette reconnaissance jurisprudentielle de l'importance des mesures compensatoires s'est accompagnée d'une progressive reconnaissance réglementaire </text:span><text:span text:style-name="T68">(</text:span><text:span text:style-name="T8">cf. infra</text:span><text:span text:style-name="T68">).</text:span><text:span text:style-name="T66"> </text:span><text:span text:style-name="T8">A fortiori</text:span><text:span text:style-name="T64">, </text:span><text:span text:style-name="T68">comme nous l'avons vu précédemment, </text:span><text:span text:style-name="T64">le processus de validation et de mise en œuvre </text:span><text:span text:style-name="T68">des mesures compensatoires est souvent </text:span><text:span text:style-name="T64">réalisé dans le cadre de procédures successives. Le contenu de la mesure compensatoire est </text:span><text:span text:style-name="T69">alors revu plusieurs fois par les autorités administratives.</text:span></text:p>
      <text:p text:style-name="P12"><text:tab/><text:span text:style-name="T99">On distingue habituellement deux types d'obligation, les obligations de moyens et les obligations de résultats</text:span><text:span text:style-name="T99"><text:note text:id="ftn109" text:note-class="footnote"><text:note-citation>109</text:note-citation><text:note-body><text:p text:style-name="P42">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2"/></text:note-body></text:note></text:span><text:span text:style-name="T99">. Dans le cadre des premières, le débiteur de l'obligation s'engage à <text:s/>mettre en œuvre, </text:span><text:span text:style-name="T9">in abstracto</text:span><text:span text:style-name="T70">, pour</text:span><text:span text:style-name="T9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9">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99"> »</text:span><text:span text:style-name="T99"><text:note text:id="ftn110" text:note-class="footnote"><text:note-citation>110</text:note-citation><text:note-body><text:p text:style-name="P43">Analyse des mesures compensatoires aux atteintes au patrimoine naturel – Receuil et analyse de cas<text:span text:style-name="T56">, pour le ministère de l'écologie, de l'énergie, du développement durable et de la mer, Enviroscop – CERE – Cogreah – In vivo, 2010, p. 37.</text:span></text:p><text:p text:style-name="P184"/></text:note-body></text:note></text:span><text:span text:style-name="T9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9">les mesures compensatoires [...] devront présenter un intérêt et une fonctionnalité identiques aux zones </text:span><text:span text:style-name="T99">[humides] </text:span><text:span text:style-name="T9">détruites</text:span><text:span text:style-name="T99"> »</text:span><text:span text:style-name="T99"><text:note text:id="ftn111" text:note-class="footnote"><text:note-citation>111</text:note-citation><text:note-body><text:p text:style-name="P44"><text:span text:style-name="T100">L'arrêté dispose également qu'une </text:span><text:span text:style-name="T44">« </text:span><text:span text:style-name="T4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44"> ». </text:span><text:span text:style-name="T50">In, A</text:span><text:span text:style-name="T44">rrêté interpréfectoral Bas-Rhin Moselle du 2 novembre 2009 portant autorisation de réalisation des travaux de la LGV est européenne – Unité Hydrographique <text:s/>de la Zorn </text:span><text:span text:style-name="T50">; cité par </text:span><text:span text:style-name="T45">Analyse des mesures compensatoires aux atteintes au patrimoine naturel – Receuil et analyse de cas</text:span><text:span text:style-name="T41">, pour le ministère de l'écologie, de l'énergie, du développement durable et de la mer, Enviroscop – CERE – Cogreah – In vivo, 2010, p. 37.</text:span></text:p><text:p text:style-name="P185"/></text:note-body></text:note></text:span><text:span text:style-name="T99">.</text:span><text:tab/></text:p>
      <text:p text:style-name="P5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0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0"> L’objectif poursuivi de la compensation est d’atteindre une non-perte nette de biodiversité et dans certains cas, de tendre vers un gain net</text:span><text:span text:style-name="T101"> »</text:span><text:span text:style-name="T101"><text:note text:id="ftn112" text:note-class="footnote"><text:note-citation>112</text:note-citation><text:note-body><text:p text:style-name="P48">HUBERT (S.) et al., « Lignes directrices nationales sur la séquence éviter, réduire et compenser les impacts sur les milieux naturels », Ibid., p. 97.</text:p></text:note-body></text:note></text:span><text:span text:style-name="T101">. Cet objectif est atteint grâce à l'équivalence écologique déterminée par les services instructeurs.</text:span></text:p>
      <text:p text:style-name="P12"/>
      <text:p text:style-name="P70">1.2. <text:span text:style-name="T102">L’intérêt de l'équivalence écologique en tant qu'outil de conciliation de l'écologie et de l'économie</text:span></text:p>
      <text:p text:style-name="P14"/>
      <text:p text:style-name="P12"><text:tab/><text:span text:style-name="T102">À travers l'application de l'équivalence écologique, les mesures compensatoires permettent de dépasser l'opposition entre des intérêts </text:span><text:span text:style-name="T11">a priori </text:span><text:span text:style-name="T71">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1">développement durable</text:span><text:span text:style-name="T71">.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03">L</text:span>e plus abouti. <text:span text:style-name="T104">L'article L. 341-6 du Code forestier dispose :</text:span></text:p>
      <text:p text:style-name="P31"><text:span text:style-name="T56">« </text:span>L'autorité administrative compétente de l'Etat peut subordonner son autorisation au respect d'une ou plusieurs des conditions suivantes : [...]</text:p>
      <text:p text:style-name="P32"><text:soft-page-break/><text:span text:style-name="T12">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72">». </text:span></text:p>
      <text:p text:style-name="P74"><text:tab/></text:p>
      <text:p text:style-name="P36"><text:span text:style-name="T72"><text:tab/></text:span><text:span text:style-name="T73">U</text:span><text:span text:style-name="T72">n défrichement </text:span><text:span text:style-name="T73">consiste en une </text:span><text:span text:style-name="T72">opération volontaire </text:span><text:span text:style-name="T71">entraînant</text:span><text:span text:style-name="T72"> directement ou indirectement la destruction de l'état voisé d'un terrain. Une opération de défrichement doit <text:s/>obtenir une autorisation préalable. </text:span><text:span text:style-name="T71">La réalisation de mesures de reboisement n'est pas obligatoire. Il s'agit d'une prescription qui peut être discrétionnairement imposée par </text:span><text:span text:style-name="T73">le préfet dans le cadre de son arrêté d'autorisation de défrichement</text:span><text:span text:style-name="T71">. Lorsque le défrichement implique la réalisation de mesures compensatoires, le ratio </text:span><text:span text:style-name="T73">qui doit être </text:span><text:span text:style-name="T71">appliqu</text:span><text:span text:style-name="T73">é</text:span><text:span text:style-name="T71"> </text:span><text:span text:style-name="T73">est</text:span><text:span text:style-name="T71"> compris entre deux et cinq fois la superficie de la surface déboisée. En outre, le Préfet </text:span><text:span text:style-name="T73">dispose de la possibilité légale </text:span><text:span text:style-name="T71">d'imposer </text:span><text:span text:style-name="T74">que les mesures compensatoires soient réalisées de manière connexe au site impacté, dans des conditions écologiques et sociales comparables.</text:span><text:span text:style-name="T71"> </text:span><text:span text:style-name="T73">Ces dispositions légales témoignent de l’intérêt des mesures compensatoires pour la préservation des espaces boisés.</text:span></text:p>
      <text:p text:style-name="P36"/>
      <text:p text:style-name="P36"><text:span text:style-name="T73"><text:tab/>Les mesures compensatoires </text:span><text:span text:style-name="T75">constituent un outil d'insertion de la biodiversité et des écosystèmes dans les projets industriels. Ces mesures mesures ont également l’intérêt de ne pas être prises isolément, mais avec des mesures d'accompagnement qui sont plus transversales.</text:span><text:span text:style-name="T103"><text:tab/></text:span></text:p>
      <text:p text:style-name="P12"/>
      <text:p text:style-name="P69">2. La compensation environnementale comme opportunité de financement de la conservation environnementale</text:p>
      <text:p text:style-name="P15"><text:tab/></text:p>
      <text:p text:style-name="P16"><text:span text:style-name="T51"><text:tab/></text:span><text:span text:style-name="T52">Les mesures dites d'accompagnement ont vocation à renforcer les mesures compensatoires. Elles ne sont pas des mesures obligatoires, mais sont appréciées de l'administration qui leur accorde une importance particulière</text:span><text:span text:style-name="T52"><text:note text:id="ftn113" text:note-class="footnote"><text:note-citation>113</text:note-citation><text:note-body><text:p text:style-name="P45">Les mesures compensatoires pour la biodiversité : la stratégie de la DIREN PACA », Direction régionale de l'environnement Provence-Alpes-Côte d'Azur, Aix-En-Provence, 18 septembre 2008, p. 10.</text:p></text:note-body></text:note></text:span><text:span text:style-name="T52">. </text:span><text:span text:style-name="T53">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53"><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53"><text:note text:id="ftn114" text:note-class="footnote"><text:note-citation>114</text:note-citation><text:note-body><text:p text:style-name="P46"><text:span text:style-name="T47">Analyse des mesures compensatoires aux atteintes au patrimoine naturel – </text:span><text:span text:style-name="T48">Recueil</text:span><text:span text:style-name="T47"> et analyse de cas</text:span><text:span text:style-name="T42">, pour le ministère de l'écologie, de l'énergie, du développement durable et de la mer, Enviroscop – CERE – Cogreah – In vivo, 2010, </text:span><text:span text:style-name="T43">p. 99.</text:span></text:p><text:p text:style-name="P186"/></text:note-body></text:note></text:span><text:span text:style-name="T53">.</text:span></text:p>
      <text:p text:style-name="P4"><text:span text:style-name="T53"><text:tab/></text:span><text:span text:style-name="T54">Les mesures d'accompagnement peuvent également donné lieu au prélèvement puis à la réintroduction d'espèces, après leur multiplication </text:span><text:span text:style-name="T49">in vitro</text:span><text:span text:style-name="T40">. La phase de multiplication est ici importante pour la qualification de mesure d'accompagnement. Philippe BILLET nous rappelle que le déplacement d'espèces est constitutif d'une mesure compensatoire</text:span><text:span text:style-name="T40"><text:note text:id="ftn115" text:note-class="footnote"><text:note-citation>115</text:note-citation><text:note-body><text:p text:style-name="P50"><text:span text:style-name="T105">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 p. 14.</text:p><text:p text:style-name="P49"/></text:note-body></text:note></text:span><text:span text:style-name="T40">. Ce type de mesure est mis en place pour des espèces d'un intérêt exceptionnel en raison des coûts en œuvre et des probabilités de réussite</text:span><text:span text:style-name="T40"><text:note text:id="ftn116" text:note-class="footnote"><text:note-citation>116</text:note-citation><text:note-body><text:p text:style-name="P49">Les mesures compensatoires pour la biodivesité, principes et projets en région PACA XXXXX p. 24</text:p></text:note-body></text:note></text:span><text:span text:style-name="T40">.</text:span></text:p>
      <text:p text:style-name="P75"><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75"/>
      <text:p text:style-name="P72"><text:span text:style-name="T130">B. Les difficultés de compensation environnementale</text:span></text:p>
      <text:p text:style-name="P56"/>
      <text:p text:style-name="P56"><text:span text:style-name="T11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15">supercherie</text:span></text:span><text:span text:style-name="Footnote_20_Reference"><text:span text:style-name="T115"><text:note text:id="ftn0" text:note-class="footnote"><text:note-citation>117</text:note-citation><text:note-body><text:p text:style-name="P192"><text:s/>XXXXXXXXXXXXXX ?????</text:p><text:p text:style-name="P193"/></text:note-body></text:note></text:span></text:span><text:span text:style-name="T113">. Philippe BILLET craint pour sa part que la compensation environnementale soit un « </text:span><text:span text:style-name="Default_20_Paragraph_20_Font"><text:span text:style-name="T115">alibis justifiant la réalisation</text:span></text:span><text:span text:style-name="T113"> » des </text:span><text:soft-page-break/><text:span text:style-name="T113">projets</text:span><text:span text:style-name="Footnote_20_Reference"><text:span text:style-name="T113"><text:note text:id="ftn117" text:note-class="footnote"><text:note-citation>118</text:note-citation><text:note-body><text:p text:style-name="P40"><text:s/>Philippe BILLET XXXXX p. 18.</text:p><text:p text:style-name="P192"/></text:note-body></text:note></text:span></text:span><text:span text:style-name="T11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56"/>
      <text:p text:style-name="P66"><text:span text:style-name="T117">1. </text:span>Les limites méthodologiques des mesures compensatoires</text:p>
      <text:p text:style-name="P56"/>
      <text:p text:style-name="P56"><text:tab/>Les mesures compensatoires, comme toute étude ou tout projet, reposent sur une méthodologie. Cette méthodologie permet de justifier le cadre et le contenu des mesures compensatoires. Une double difficulté apparait dans le cadre de la mise en place d’un cadre méthodologique pour les mesures compensatoires. La compensation environnementale est discutable au plan éthique ainsi qu’au plan scientifique.</text:p>
      <text:p text:style-name="P56"/>
      <text:p text:style-name="P59"><text:span text:style-name="T117">1.1. </text:span>Les problèmes éthiques de la compensation environnementale</text:p>
      <text:p text:style-name="P56"/>
      <text:p text:style-name="P56"><text:span text:style-name="Default_20_Paragraph_20_Font"><text:span text:style-name="T114"><text:tab/>La compensation environnementale </text:span></text:span><text:span text:style-name="Default_20_Paragraph_20_Font"><text:span text:style-name="T116">ex ante</text:span></text:span><text:span text:style-name="Default_20_Paragraph_20_Font"><text:span text:style-name="T11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16">droit de détruire</text:span></text:span><text:span text:style-name="Default_20_Paragraph_20_Font"><text:span text:style-name="T11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14"><text:note text:id="ftn118" text:note-class="footnote"><text:note-citation>119</text:note-citation><text:note-body><text:p text:style-name="Footnote_20_Text"><text:span text:style-name="T11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8">http://www.college-de-france.fr/site/philippe-descola/#course</text:span></text:span></text:a><text:span text:style-name="T118"> </text:span></text:p><text:p text:style-name="P195"/></text:note-body></text:note></text:span></text:span><text:span text:style-name="Default_20_Paragraph_20_Font"><text:span text:style-name="T114">. Certains auteurs dénoncent le fait que la restauration de telle peinture ne saurait justifier la dégradation de telle autre dans la mesure de l’unicité de chaque œuvre</text:span></text:span><text:span text:style-name="Footnote_20_Reference"><text:span text:style-name="T114"><text:note text:id="ftn119" text:note-class="footnote"><text:note-citation>120</text:note-citation><text:note-body><text:p text:style-name="P192"><text:s/>RETROUVER LA RÉFÉRENCE !!!</text:p><text:p text:style-name="P193"/></text:note-body></text:note></text:span></text:span><text:span text:style-name="Default_20_Paragraph_20_Font"><text:span text:style-name="T114">. Cela renvoie au concept de fongibilité</text:span></text:span><text:span text:style-name="Footnote_20_Reference"><text:span text:style-name="T114"><text:note text:id="ftn120" text:note-class="footnote"><text:note-citation>121</text:note-citation><text:note-body><text:p text:style-name="Footnote_20_Text"><text:span text:style-name="T118"><text:s/></text:span><text:span text:style-name="Default_20_Paragraph_20_Font"><text:span text:style-name="T119">Notons que la Nature est appréhendée par le droit comme une </text:span></text:span><text:span text:style-name="Default_20_Paragraph_20_Font"><text:span text:style-name="T120">res comunis</text:span></text:span><text:span text:style-name="Default_20_Paragraph_20_Font"><text:span text:style-name="T119">, une chose commune qui n’appartient à personne et dont l’usage est commun à tous (Code civil, Art. 714).</text:span></text:span></text:p><text:p text:style-name="P193"/></text:note-body></text:note></text:span></text:span><text:span text:style-name="Default_20_Paragraph_20_Font"><text:span text:style-name="T114"> utilisé pour établir des équivalences écologiques. Notons, qu’une telle critique est moins pertinente pour les mécanismes compensatoires </text:span></text:span><text:span text:style-name="Default_20_Paragraph_20_Font"><text:span text:style-name="T116">ex poste </text:span></text:span><text:span text:style-name="Default_20_Paragraph_20_Font"><text:span text:style-name="T114">issus de la loi relative à la responsabilité environnementale.</text:span></text:span></text:p>
      <text:p text:style-name="P5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56"><text:span text:style-name="Default_20_Paragraph_20_Font"><text:span text:style-name="T114"><text:tab/>Le fait de donner une valeur étalon à la biodiversité également pose des questions éthiques. Depuis le célèbre arrêt Ville nouvelle-Est rendu par le Conseil d’Etat en 1971</text:span></text:span><text:span text:style-name="Footnote_20_Reference"><text:span text:style-name="T114"><text:note text:id="ftn121" text:note-class="footnote"><text:note-citation>122</text:note-citation><text:note-body><text:p text:style-name="P189"><text:span text:style-name="T121"><text:s/></text:span><text:span text:style-name="Default_20_Paragraph_20_Font"><text:span text:style-name="T122">Conseil d’Etat, 28 mai 1971, Rec. p. 409.</text:span></text:span></text:p><text:p text:style-name="P194"/></text:note-body></text:note></text:span></text:span><text:span text:style-name="Default_20_Paragraph_20_Font"><text:span text:style-name="T114">, l’application de la « théorie du bilan » a rarement donné lieu à l’annulation de de déclarations d’utilités publique pour des travaux d’intérêt national. </text:span></text:span><text:span text:style-name="T113">« Son application n'a jusqu'alors fait obstacle qu'à des projets de faible importance ou de dimension folklorique » pour Philippe CHRESTIA</text:span><text:span text:style-name="Footnote_20_Reference"><text:span text:style-name="T113"><text:note text:id="ftn122" text:note-class="footnote"><text:note-citation>123</text:note-citation><text:note-body><text:p text:style-name="Footnote_20_Text"><text:span text:style-name="T118"><text:s/></text:span><text:span text:style-name="Default_20_Paragraph_20_Font"><text:span text:style-name="T119">Philippe CHRESTIA, « application de la théorie du bilan en matière de travaux autoroutiers », </text:span></text:span><text:span text:style-name="Default_20_Paragraph_20_Font"><text:span text:style-name="T120">AJDA</text:span></text:span><text:span text:style-name="Default_20_Paragraph_20_Font"><text:span text:style-name="T119">, 1997 p. 545.</text:span></text:span></text:p><text:p text:style-name="P193"/></text:note-body></text:note></text:span></text:span><text:span text:style-name="T11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15">l’équilibre écologique</text:span></text:span><text:span text:style-name="T11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13"><text:note text:id="ftn123" text:note-class="footnote"><text:note-citation>124</text:note-citation><text:note-body><text:p text:style-name="P7"><text:span text:style-name="T23"><text:s/></text:span><text:span text:style-name="Default_20_Paragraph_20_Font"><text:span text:style-name="T23">CE 27 novembre 1985, commune de Chamonix-Mont-Blanc c. Association de sauvegarde de la vallée de l’Aveyron n°62210, RJE n°4/1986, p. 381.</text:span></text:span></text:p></text:note-body></text:note></text:span></text:span><text:span text:style-name="T113">.</text:span></text:p>
      <text:p text:style-name="P56"><text:span text:style-name="T11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text:span><text:soft-page-break/><text:span text:style-name="T113">Cette jurisprudence a donné lieu à un commentaire de Jean UNTERMAIER qui a pointé l’incohérence qui pouvait exister dans les mesures compensatoires qui ne permettent pas le « </text:span><text:span text:style-name="Default_20_Paragraph_20_Font"><text:span text:style-name="T115">remplacement de ce qui a disparu par autre chose, non seulement de même valeur, mais aussi de même nature</text:span></text:span><text:span text:style-name="T113"> »</text:span><text:span text:style-name="Footnote_20_Reference"><text:span text:style-name="T113"><text:note text:id="ftn124" text:note-class="footnote"><text:note-citation>125</text:note-citation><text:note-body><text:p text:style-name="P192"><text:s/>UNTERMAIER XXXXXXXXX ?????</text:p><text:p text:style-name="P193"/></text:note-body></text:note></text:span></text:span><text:span text:style-name="T113">. L’auteur s’indignait « compenser, et détruire ».</text:span></text:p>
      <text:p text:style-name="P56"><text:span text:style-name="T11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13"><text:note text:id="ftn125" text:note-class="footnote"><text:note-citation>126</text:note-citation><text:note-body><text:p text:style-name="Footnote_20_Text"><text:span text:style-name="T118"><text:s/></text:span><text:span text:style-name="Default_20_Paragraph_20_Font"><text:span text:style-name="T11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95"/></text:note-body></text:note></text:span></text:span><text:span text:style-name="T113">. </text:span></text:p>
      <text:p text:style-name="P56"><text:span text:style-name="T113"><text:tab/>Ces cas témoignent des limites méthodologiques des mesures compensatoires au plan éthique. Cette méthodologie souffre </text:span><text:span text:style-name="Default_20_Paragraph_20_Font"><text:span text:style-name="T115">a fortiori </text:span></text:span><text:span text:style-name="T113">de limites techniques et scientifiques.</text:span></text:p>
      <text:p text:style-name="P56"/>
      <text:p text:style-name="P59"><text:span text:style-name="T117">1.2. </text:span>Les difficultés techniques et scientifiques </text:p>
      <text:p text:style-name="P56"/>
      <text:p text:style-name="P56"><text:span text:style-name="Default_20_Paragraph_20_Font"><text:span text:style-name="T92"><text:tab/>La méthodologie appliquée aux mesures compensatoires, malgré la publication de </text:span></text:span><text:span text:style-name="Default_20_Paragraph_20_Font"><text:span text:style-name="T93">Lignes directrices nationales</text:span></text:span><text:span text:style-name="Default_20_Paragraph_20_Font"><text:span text:style-name="T92"> visant à l’application uniforme de la compensation environnementale sur l’ensemble du territoire, pose des problèmes techniques. Des documents de retour d’expérience témoignent de ces limites</text:span></text:span><text:span text:style-name="Footnote_20_Reference"><text:span text:style-name="T92"><text:note text:id="ftn126" text:note-class="footnote"><text:note-citation>127</text:note-citation><text:note-body><text:p text:style-name="Footnote_20_Text"><text:s/><text:span text:style-name="T118">UICN XXXXXX, + AUTRE DOCUMENT</text:span></text:p><text:p text:style-name="P195"/></text:note-body></text:note></text:span></text:span></text:p>
      <text:p text:style-name="P56"><text:span text:style-name="Default_20_Paragraph_20_Font"><text:span text:style-name="T9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92"><text:note text:id="ftn127" text:note-class="footnote"><text:note-citation>128</text:note-citation><text:note-body><text:p text:style-name="Footnote_20_Text"><text:span text:style-name="T123"><text:s/>Il </text:span><text:span text:style-name="Default_20_Paragraph_20_Font"><text:span text:style-name="T10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09">Réussir grandes cultures</text:span></text:span><text:span text:style-name="Default_20_Paragraph_20_Font"><text:span text:style-name="T108">, janvier 2013, n° 265, p. 78.</text:span></text:span></text:p><text:p text:style-name="P195"/></text:note-body></text:note></text:span></text:span><text:span text:style-name="Default_20_Paragraph_20_Font"><text:span text:style-name="T9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92"><text:note text:id="ftn128" text:note-class="footnote"><text:note-citation>129</text:note-citation><text:note-body><text:p text:style-name="P190"><text:span text:style-name="T123"><text:s/></text:span><text:span text:style-name="Default_20_Paragraph_20_Font"><text:span text:style-name="T124">Philippe BILLET démontre le manque d’expertise du juge face aux mesures compensatoires <text:s/>qu’il se contente de citer comme des standards, sans description précise (voir par exemple, </text:span></text:span><text:span text:style-name="Default_20_Paragraph_20_Font"><text:span text:style-name="T81">Cons. d’État, 9 février 2004, Association Manche Nature, 223121), In BILLET (P.) <text:s/>XXXXXXXXXXXXXXXXXXXXXXXXXX, p. 20</text:span></text:span></text:p><text:p text:style-name="P191"/></text:note-body></text:note></text:span></text:span><text:span text:style-name="Default_20_Paragraph_20_Font"><text:span text:style-name="T92"> conforte l’idée que les mesures compensatoires souffrent d’insécurité juridique. La jurisprudence permet de </text:span></text:span><text:soft-page-break/><text:span text:style-name="Default_20_Paragraph_20_Font"><text:span text:style-name="T92">donner plus de certitude juridique à des projets pour lesquels la détermination de l’additionalité est nécessairement sujette à discussion. </text:span></text:span></text:p>
      <text:p text:style-name="P56"><text:span text:style-name="Default_20_Paragraph_20_Font"><text:span text:style-name="T9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92"><text:note text:id="ftn129" text:note-class="footnote"><text:note-citation>130</text:note-citation><text:note-body><text:p text:style-name="Footnote_20_Text"><text:s/><text:span text:style-name="Default_20_Paragraph_20_Font"><text:span text:style-name="T119">REF2RENCE document sur les <text:tab/>XXXXXXXXXXXXX</text:span></text:span></text:p><text:p text:style-name="P195"/></text:note-body></text:note></text:span></text:span><text:span text:style-name="Default_20_Paragraph_20_Font"><text:span text:style-name="T92">.</text:span></text:span></text:p>
      <text:p text:style-name="P56"><text:span text:style-name="Default_20_Paragraph_20_Font"><text:span text:style-name="T9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93">Rapport du collège d’experts scientifiques relatif à l’évaluation de la méthode de compensation des incidences sur les zones humides</text:span></text:span><text:span text:style-name="Default_20_Paragraph_20_Font"><text:span text:style-name="T92"> qui émet de nombreuses réserves sur la poursuite du projet en raison d’une méthodologie ne permettant pas d’assurer la « </text:span></text:span><text:span text:style-name="Default_20_Paragraph_20_Font"><text:span text:style-name="T93">compensation équitables des zones humides détruites ou impactées</text:span></text:span><text:span text:style-name="Default_20_Paragraph_20_Font"><text:span text:style-name="T92"> »</text:span></text:span><text:span text:style-name="Footnote_20_Reference"><text:span text:style-name="T92"><text:note text:id="ftn130" text:note-class="footnote"><text:note-citation>131</text:note-citation><text:note-body><text:p text:style-name="Footnote_20_Text"><text:span text:style-name="T123"><text:s/>MARSILY (G.) et al., </text:span><text:span text:style-name="Default_20_Paragraph_20_Font"><text:span text:style-name="T126">Rapport du collège d’experts scientifiques relatif à l’évaluation de la méthode de compensation des incidences sur les zones humides</text:span></text:span><text:span text:style-name="Default_20_Paragraph_20_Font"><text:span text:style-name="T123">, avril 2013 124 p.</text:span></text:span></text:p><text:p text:style-name="P195"/></text:note-body></text:note></text:span></text:span><text:span text:style-name="Default_20_Paragraph_20_Font"><text:span text:style-name="T9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56"><text:span text:style-name="Default_20_Paragraph_20_Font"><text:span text:style-name="T9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92"><text:note text:id="ftn131" text:note-class="footnote"><text:note-citation>132</text:note-citation><text:note-body><text:p text:style-name="P190"><text:span text:style-name="Default_20_Paragraph_20_Font"><text:span text:style-name="T119"><text:s/></text:span></text:span><text:span text:style-name="Default_20_Paragraph_20_Font"><text:span text:style-name="T127">DUGUET (R.) et <text:s/>MELKKI, (F.),</text:span></text:span><text:span text:style-name="Default_20_Paragraph_20_Font"><text:span text:style-name="T128"> Les amphibiens de France, Belgique et Luxembourg</text:span></text:span><text:span text:style-name="Default_20_Paragraph_20_Font"><text:span text:style-name="T127">, Mèze, Éd. Biotope. 2003. In BILLET (P.) XXXXXXX</text:span></text:span></text:p></text:note-body></text:note></text:span></text:span><text:span text:style-name="Default_20_Paragraph_20_Font"><text:span text:style-name="T92"> ; Cela témoigne de l’échec des mesures compensatoires pour les infrastructures de transports, consistant en majeur partie dans ce type de dispositifs.</text:span></text:span></text:p>
      <text:p text:style-name="P56"><text:span text:style-name="Default_20_Paragraph_20_Font"><text:span text:style-name="T9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93">cohérence globale</text:span></text:span><text:span text:style-name="Default_20_Paragraph_20_Font"><text:span text:style-name="T92">. Quelle est donc l’importance de telle espèce ou de tel habitat pour la cohérence globale du site ? Un document d’orientation concernant l’article 6 paragraphe 4, de la directive « Habitats » indique que les mesures compensatoires doivent se référer aux objectifs de </text:span></text:span><text:soft-page-break/><text:span text:style-name="Default_20_Paragraph_20_Font"><text:span text:style-name="T92">conservation du site. Cela limite d’autant le champ de la compensation, et n’est pas sans poser de problème méthodologique.</text:span></text:span></text:p>
      <text:p text:style-name="P56"/>
      <text:p text:style-name="P56"><text:span text:style-name="Default_20_Paragraph_20_Font"><text:span text:style-name="T9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56"/>
      <text:p text:style-name="P66">2. Les problèmes d’efficacité des mesures compensatoires</text:p>
      <text:p text:style-name="P56"/>
      <text:p text:style-name="P5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5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56"/>
      <text:p text:style-name="P59">2.1. Le problème d’éparpillement juridique des mesures compensatoires</text:p>
      <text:p text:style-name="P56"/>
      <text:p text:style-name="P56"><text:span text:style-name="T113"><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text:span><text:soft-page-break/><text:span text:style-name="T113">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13"><text:note text:id="ftn132" text:note-class="footnote"><text:note-citation>133</text:note-citation><text:note-body><text:p text:style-name="Footnote_20_Text"><text:span text:style-name="T118"><text:s/></text:span><text:span text:style-name="Default_20_Paragraph_20_Font"><text:span text:style-name="T119">IUCN XXXXXXXXXXXXXX, p. 30.</text:span></text:span></text:p><text:p text:style-name="P195"/></text:note-body></text:note></text:span></text:span><text:span text:style-name="T11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13"><text:note text:id="ftn133" text:note-class="footnote"><text:note-citation>134</text:note-citation><text:note-body><text:p text:style-name="Footnote_20_Text"><text:span text:style-name="T118"><text:s/></text:span><text:span text:style-name="Default_20_Paragraph_20_Font"><text:span text:style-name="T119"><text:s/>LUCAS p. 61.</text:span></text:span></text:p></text:note-body></text:note></text:span></text:span><text:span text:style-name="T113">. Enfin, le coût de la réalisation des mesures d’impact, dont le montant ne dépasse guère 1% du coût total du projet montre qu’il ne s’agit pour le maîtres d’ouvrage que d’une formalité.</text:span></text:p>
      <text:p text:style-name="P56"><text:span text:style-name="T113"><text:tab/>Le rapport entre le coût total du projet et le coût de mesures prises pour compenser l’impact résiduel du projet témoigne également de la disproportion entre l’un et l’autre</text:span><text:span text:style-name="Footnote_20_Reference"><text:span text:style-name="T113"><text:note text:id="ftn134" text:note-class="footnote"><text:note-citation>135</text:note-citation><text:note-body><text:p text:style-name="P192"><text:s/>DOCUMENT RETOUR D4EXPERIENCE</text:p></text:note-body></text:note></text:span></text:span><text:span text:style-name="T113">.</text:span></text:p>
      <text:p text:style-name="P56"><text:span text:style-name="T11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13"><text:note text:id="ftn135" text:note-class="footnote"><text:note-citation>136</text:note-citation><text:note-body><text:p text:style-name="P192"><text:s/>LUCAS (M.) XXXXXXXXX </text:p></text:note-body></text:note></text:span></text:span><text:span text:style-name="T113">.</text:span></text:p>
      <text:p text:style-name="P56"><text:span text:style-name="T113"><text:tab/>Ainsi, l’objet des mesures compensatoires dans le cadre de l’étude d’impact environnemental s’attachent à des projets susceptibles d’avoir un impact sur l’environnement ou la santé humaine</text:span><text:span text:style-name="Footnote_20_Reference"><text:span text:style-name="T113"><text:note text:id="ftn136" text:note-class="footnote"><text:note-citation>137</text:note-citation><text:note-body><text:p text:style-name="Footnote_20_Text"><text:span text:style-name="T118"><text:s/></text:span><text:span text:style-name="Default_20_Paragraph_20_Font"><text:span text:style-name="T119">Code de l’environnement, art. L. 122-2.</text:span></text:span></text:p><text:p text:style-name="P195"/></text:note-body></text:note></text:span></text:span><text:span text:style-name="T113">. L’autorisation de défrichement à un champ beaucoup plus restreint. Il vise au maintien des rôles écologique </text:span><text:span text:style-name="Default_20_Paragraph_20_Font"><text:span text:style-name="T115">ou</text:span></text:span><text:span text:style-name="T113"> social du bois défriché</text:span><text:span text:style-name="Footnote_20_Reference"><text:span text:style-name="T113"><text:note text:id="ftn137" text:note-class="footnote"><text:note-citation>138</text:note-citation><text:note-body><text:p text:style-name="Footnote_20_Text"><text:span text:style-name="T118"><text:s/>Code forestier, art. </text:span><text:span text:style-name="Default_20_Paragraph_20_Font"><text:span text:style-name="T119">L. 341-6.</text:span></text:span></text:p><text:p text:style-name="P195"/></text:note-body></text:note></text:span></text:span><text:span text:style-name="T113">.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56"><text:tab/>Par ailleurs, il apparaît que la décision d’exécution des mesures compensatoires dans le cadre de l’autorisation de défrichement est laissée à la discrétion du Préfet, tandis qu’elle <text:soft-page-break/>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5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56"/>
      <text:p text:style-name="P59">2.2. La difficulté d’identification de sites destinés à la compensation écologique</text:p>
      <text:p text:style-name="P56"/>
      <text:p text:style-name="P56"><text:span text:style-name="Default_20_Paragraph_20_Font"><text:span text:style-name="T90"><text:tab/></text:span></text:span><text:span text:style-name="Default_20_Paragraph_20_Font"><text:span text:style-name="T91">Les mesures compensatoires ne peuvent être mises en œuvre en tout lieu. Si par essence, elles ne peuvent pas être réalisées </text:span></text:span><text:span text:style-name="Default_20_Paragraph_20_Font"><text:span text:style-name="T95">in situ</text:span></text:span><text:span text:style-name="Default_20_Paragraph_20_Font"><text:span text:style-name="T9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98">En effet, les mesures compensatoires doivent être mises en œuvre sur des surfaces de qualité équivalente au site du projet.</text:span></text:span></text:p>
      <text:p text:style-name="P56"><text:span text:style-name="Default_20_Paragraph_20_Font"><text:span text:style-name="T97"><text:tab/>L'identification du site </text:span></text:span><text:span text:style-name="Default_20_Paragraph_20_Font"><text:span text:style-name="T98">sur lequel</text:span></text:span><text:span text:style-name="Default_20_Paragraph_20_Font"><text:span text:style-name="T97"> </text:span></text:span><text:span text:style-name="Default_20_Paragraph_20_Font"><text:span text:style-name="T98">réaliser </text:span></text:span><text:span text:style-name="Default_20_Paragraph_20_Font"><text:span text:style-name="T97">la mesure compensatoire est rendu plus difficile par les surfaces nécessaires aux mesures compensatoires </text:span></text:span><text:span text:style-name="Default_20_Paragraph_20_Font"><text:span text:style-name="T98">dont la superficie peut être multiplié jusqu'à dix fois par rapport à à la superficie du site impacté</text:span></text:span><text:span text:style-name="Default_20_Paragraph_20_Font"><text:span text:style-name="T98"><text:note text:id="ftn138" text:note-class="footnote"><text:note-citation>139</text:note-citation><text:note-body><text:p text:style-name="P188">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XXXXXXXXXXXXXXXXX</text:p></text:note-body></text:note></text:span></text:span><text:span text:style-name="Default_20_Paragraph_20_Font"><text:span text:style-name="T98">.</text:span></text:span></text:p>
      <text:p text:style-name="P56"><text:span text:style-name="Default_20_Paragraph_20_Font"><text:span text:style-name="T97"><text:tab/>La difficulté à trouver un terrain répondant aux conditions nécessaires à la des mesures compensatoires se double de la difficulté à trouver un terrain, tout court, de fait d'une pression foncière importante.</text:span></text:span></text:p>
      <text:p text:style-name="P56"><text:soft-page-break/><text:span text:style-name="Default_20_Paragraph_20_Font"><text:span text:style-name="T90"><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90"><text:note text:id="ftn139" text:note-class="footnote"><text:note-citation>140</text:note-citation><text:note-body><text:p text:style-name="Footnote_20_Text"><text:s/><text:span text:style-name="Default_20_Paragraph_20_Font"><text:span text:style-name="T119">En 2011, les villes couvraient 119 000 km² sur les 641 000 km² que comprend le territoire terrestre national.</text:span></text:span></text:p><text:p text:style-name="P195"/></text:note-body></text:note></text:span></text:span><text:span text:style-name="Default_20_Paragraph_20_Font"><text:span text:style-name="T90">.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90"><text:note text:id="ftn140" text:note-class="footnote"><text:note-citation>141</text:note-citation><text:note-body><text:p text:style-name="P196"><text:span text:style-name="T118"><text:s/></text:span><text:span text:style-name="Default_20_Paragraph_20_Font"><text:span text:style-name="T129">Exploitations et superficie agricole utilisée dans l’Union Européenne en 2010</text:span></text:span><text:span text:style-name="T118">, Institut national de la statistique et des études économiques (INSEE), disponible en ligne : </text:span><text:a xlink:type="simple" xlink:href="http://www.insee.fr/fr/themes/tableau.asp?ref_id=CMPTEF10204" office:target-frame-name="_top" xlink:show="replace"><text:span text:style-name="Hyperlink"><text:span text:style-name="T118">http://www.insee.fr/fr/themes/tableau.asp?ref_id=CMPTEF10204</text:span></text:span></text:a></text:p><text:p text:style-name="P195"/></text:note-body></text:note></text:span></text:span><text:span text:style-name="Default_20_Paragraph_20_Font"><text:span text:style-name="T90">.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90"><text:note text:id="ftn141" text:note-class="footnote"><text:note-citation>142</text:note-citation><text:note-body><text:p text:style-name="Footnote_20_Text"><text:span text:style-name="T118"><text:s/></text:span><text:span text:style-name="Default_20_Paragraph_20_Font"><text:span text:style-name="T119">Comme nous le soulignions en introduction, l’équivalent d’un département est urbanisé tous les dix ans. </text:span></text:span></text:p><text:p text:style-name="P195"/></text:note-body></text:note></text:span></text:span><text:span text:style-name="Default_20_Paragraph_20_Font"><text:span text:style-name="T90"> et de la construction d’infrastructures de transports et industrielles. Le choix du site sur lequel lest mesures compensatoires sont mises en œuvre doit par conséquent répondre à différentes exigences réglementaires et sociales. </text:span></text:span></text:p>
      <text:p text:style-name="P56"><text:span text:style-name="Default_20_Paragraph_20_Font"><text:span text:style-name="T90"><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90"><text:note text:id="ftn142" text:note-class="footnote"><text:note-citation>143</text:note-citation><text:note-body><text:p text:style-name="P192"><text:s/>ARTICLE DOUBLE PEINE</text:p></text:note-body></text:note></text:span></text:span><text:span text:style-name="Default_20_Paragraph_20_Font"><text:span text:style-name="T90"> par les agriculteurs qui font face à une pression foncière croissante. Un syndicat agricole pointait dans un courrier au Ministre en charge de l’environnement que « </text:span></text:span><text:span text:style-name="Default_20_Paragraph_20_Font"><text:span text:style-name="T9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90"> »</text:span></text:span><text:span text:style-name="Footnote_20_Reference"><text:span text:style-name="T90"><text:note text:id="ftn143" text:note-class="footnote"><text:note-citation>144</text:note-citation><text:note-body><text:p text:style-name="Footnote_20_Text"><text:span text:style-name="T118"><text:s/></text:span><text:span text:style-name="Default_20_Paragraph_20_Font"><text:span text:style-name="T119">BEULIN (X.), <text:s/></text:span></text:span><text:span text:style-name="Default_20_Paragraph_20_Font"><text:span text:style-name="T120">Courrier à Madame Nathalie KOSCIUSKO-MORIZET</text:span></text:span><text:span text:style-name="Default_20_Paragraph_20_Font"><text:span text:style-name="T119">, Fédération nationale des syndicats d’exploitants agricoles 19 septembre 2011, p. 1.</text:span></text:span></text:p></text:note-body></text:note></text:span></text:span><text:span text:style-name="Default_20_Paragraph_20_Font"><text:span text:style-name="T90">. </text:span></text:span></text:p>
      <text:p text:style-name="P56"><text:span text:style-name="Default_20_Paragraph_20_Font"><text:span text:style-name="T90"><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IUCN</text:span></text:span><text:span text:style-name="Footnote_20_Reference"><text:span text:style-name="T90"><text:note text:id="ftn144" text:note-class="footnote"><text:note-citation>145</text:note-citation><text:note-body><text:p text:style-name="Footnote_20_Text"><text:s/></text:p></text:note-body></text:note></text:span></text:span><text:span text:style-name="Default_20_Paragraph_20_Font"><text:span text:style-name="T90"> : « </text:span></text:span><text:span text:style-name="Default_20_Paragraph_20_Font"><text:span text:style-name="T9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text:span></text:span><text:soft-page-break/><text:span text:style-name="Default_20_Paragraph_20_Font"><text:span text:style-name="T96">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89"> ».</text:span></text:span></text:p>
      <text:p text:style-name="P56"><text:span text:style-name="Default_20_Paragraph_20_Font"><text:span text:style-name="T89"><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4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5</meta:editing-cycles>
    <meta:creation-date>2014-08-29T10:09:00</meta:creation-date>
    <dc:date>2014-09-04T21:19:33.886118372</dc:date>
    <dc:language>fr-FR</dc:language>
    <meta:editing-duration>PT6H56M24S</meta:editing-duration>
    <meta:generator>LibreOffice/4.2.6.3$Linux_X86_64 LibreOffice_project/420m0$Build-3</meta:generator>
    <meta:document-statistic meta:table-count="0" meta:image-count="0" meta:object-count="0" meta:page-count="47" meta:paragraph-count="374" meta:word-count="19162" meta:character-count="129012" meta:non-whitespace-character-count="1099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